
<file path=META-INF/manifest.xml><?xml version="1.0" encoding="utf-8"?>
<manifest:manifest xmlns:manifest="urn:oasis:names:tc:opendocument:xmlns:manifest:1.0">
  <manifest:file-entry manifest:media-type="application/vnd.oasis.opendocument.spreadsheet" manifest:version="1.2" manifest:full-path="/"/>
  <manifest:file-entry manifest:media-type="image/png" manifest:full-path="Pictures/10000200000000BC0000002875E5AF1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6cm"/>
    </style:style>
    <style:style style:name="co2" style:family="table-column">
      <style:table-column-properties fo:break-before="auto" style:column-width="5.175cm"/>
    </style:style>
    <style:style style:name="co3" style:family="table-column">
      <style:table-column-properties fo:break-before="auto" style:column-width="1.774cm"/>
    </style:style>
    <style:style style:name="co4" style:family="table-column">
      <style:table-column-properties fo:break-before="auto" style:column-width="1.51cm"/>
    </style:style>
    <style:style style:name="co5" style:family="table-column">
      <style:table-column-properties fo:break-before="auto" style:column-width="1.453cm"/>
    </style:style>
    <style:style style:name="co6" style:family="table-column">
      <style:table-column-properties fo:break-before="auto" style:column-width="0.923cm"/>
    </style:style>
    <style:style style:name="co7" style:family="table-column">
      <style:table-column-properties fo:break-before="auto" style:column-width="1.147cm"/>
    </style:style>
    <style:style style:name="co8" style:family="table-column">
      <style:table-column-properties fo:break-before="auto" style:column-width="0.699cm"/>
    </style:style>
    <style:style style:name="co9" style:family="table-column">
      <style:table-column-properties fo:break-before="auto" style:column-width="0.817cm"/>
    </style:style>
    <style:style style:name="co10" style:family="table-column">
      <style:table-column-properties fo:break-before="auto" style:column-width="0.531cm"/>
    </style:style>
    <style:style style:name="co11" style:family="table-column">
      <style:table-column-properties fo:break-before="auto" style:column-width="0.102cm"/>
    </style:style>
    <style:style style:name="co12" style:family="table-column">
      <style:table-column-properties fo:break-before="auto" style:column-width="1.79cm"/>
    </style:style>
    <style:style style:name="co13" style:family="table-column">
      <style:table-column-properties fo:break-before="auto" style:column-width="2.267cm"/>
    </style:style>
    <style:style style:name="ro1" style:family="table-row">
      <style:table-row-properties style:row-height="0.7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36cm" fo:break-before="auto" style:use-optimal-row-height="true"/>
    </style:style>
    <style:style style:name="ro4" style:family="table-row">
      <style:table-row-properties style:row-height="2.858cm" fo:break-before="auto" style:use-optimal-row-height="false"/>
    </style:style>
    <style:style style:name="ta1" style:family="table" style:master-page-name="PageStyle_5f_GanttChart">
      <style:table-properties table:display="true" style:writing-mode="lr-tb"/>
    </style:style>
    <number:number-style style:name="N1">
      <number:number number:decimal-places="0" number:min-integer-digits="1"/>
    </number:number-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35cm solid #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2"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 style:family="table-cell" style:parent-style-name="Default">
      <style:table-cell-properties style:glyph-orientation-vertical="0" fo:border-bottom="0.035cm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name-asian="Lucida Sans Unicode" style:font-size-asian="8pt" style:font-style-asian="normal" style:font-weight-asian="normal" style:font-name-complex="Arial1" style:font-size-complex="8pt" style:font-style-complex="normal" style:font-weight-complex="normal"/>
    </style:style>
    <style:style style:name="ce16"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data-style-name="N151">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30">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 style:family="table-cell" style:parent-style-name="Default" style:data-style-name="N30">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30"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3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 style:family="table-cell" style:parent-style-name="Default" style:data-style-name="N30">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order-bottom="0.088cm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5" style:family="table-cell" style:parent-style-name="Default" style:data-style-name="N1">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 style:family="table-cell" style:parent-style-name="Default" style:data-style-name="N1">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8" style:family="table-cell" style:parent-style-name="Excel_5f_BuiltIn_5f_Percent">
      <style:table-cell-properties style:glyph-orientation-vertical="0" fo:border-bottom="0.035cm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Excel_5f_BuiltIn_5f_Percent">
      <style:table-cell-properties style:glyph-orientation-vertical="0" fo:border-bottom="0.035cm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1" style:family="table-cell" style:parent-style-name="Default" style:data-style-name="N1">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Default" style:data-style-name="N1">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Excel_5f_BuiltIn_5f_Percent" style:data-style-name="N1">
      <style:table-cell-properties style:glyph-orientation-vertical="0" fo:border-bottom="0.035cm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 style:family="table-cell" style:parent-style-name="Excel_5f_BuiltIn_5f_Percent" style:data-style-name="N1">
      <style:table-cell-properties style:glyph-orientation-vertical="0"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50"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51"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4"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0.035cm solid #c0c0c0" style:direction="ltr" fo:border-right="0.035cm solid #c0c0c0" style:rotation-angle="9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5"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6"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7" style:family="table-cell" style:parent-style-name="Default" style:data-style-name="N5116">
      <style:table-cell-properties fo:background-color="transparent"/>
      <style:text-properties fo:color="#ffffff"/>
    </style:style>
    <style:style style:name="ce58"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cm" style:writing-mode="page"/>
    </style:style>
    <style:style style:name="ce59"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0.035cm solid #c0c0c0" style:rotation-angle="90" style:rotation-align="none" style:shrink-to-fit="false" fo:border-top="none" style:vertical-align="middle"/>
      <style:paragraph-properties fo:text-align="center" fo:margin-left="0cm" style:writing-mode="page"/>
    </style:style>
    <style:style style:name="ce6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fo:border="none #000000"/>
    </style:style>
    <style:style style:name="gr3" style:family="graphic">
      <style:graphic-properties draw:stroke="solid" svg:stroke-width="0.026cm" svg:stroke-color="#000000" draw:stroke-linejoin="miter" draw:fill="solid" draw:fill-color="#eaeaea" draw:textarea-horizontal-align="justify" draw:textarea-vertical-align="top" draw:auto-grow-height="false" fo:padding-top="0.056cm" fo:padding-bottom="0.056cm" fo:padding-left="0.056cm" fo:padding-right="0.056cm" fo:wrap-option="wrap" draw:shadow="hidden"/>
    </style:style>
    <style:style style:name="gr4"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44">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0"/>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number-columns-repeated="216" table:default-cell-style-name="Default"/>
        <table:table-column table:style-name="co11" table:number-columns-repeated="23" table:default-cell-style-name="ce2"/>
        <table:table-column table:style-name="co12" table:number-columns-repeated="6" table:default-cell-style-name="ce2"/>
        <table:table-row table:style-name="ro1">
          <table:table-cell table:style-name="ce1" office:value-type="string">
            <text:p>Gantt Chart</text:p>
          </table:table-cell>
          <table:table-cell table:style-name="ce10" table:number-columns-repeated="6"/>
          <table:table-cell table:style-name="ce40" table:number-columns-repeated="2"/>
          <table:table-cell table:style-name="ce45" office:value-type="string">
            <office:annotation draw:style-name="gr4" draw:text-style-name="P4" svg:width="13.123cm" svg:height="14.981cm" svg:x="15.423cm" svg:y="0.046cm" draw:caption-point-x="-0.428cm" draw:caption-point-y="-0.036cm">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7" office:value-type="float" office:value="0">
            <text:p>0</text:p>
          </table:table-cell>
          <table:table-cell table:number-columns-repeated="11"/>
          <table:table-cell>
            <draw:frame table:end-cell-address="GanttChart.BQ1" table:end-x="0.053cm" table:end-y="0.768cm" draw:z-index="3" draw:name="vertex42_logo_40px" draw:style-name="gr1" draw:text-style-name="P1" svg:width="4.691cm" svg:height="0.742cm" svg:x="0.051cm" svg:y="0.026cm">
              <draw:image xlink:href="Pictures/10000200000000BC0000002875E5AF1D.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8"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cycling-adventures.org</text:p>
          </table:table-cell>
          <table:table-cell table:number-columns-repeated="255"/>
        </table:table-row>
        <table:table-row table:style-name="ro2">
          <table:table-cell table:style-name="Default" office:value-type="string">
            <text:p>Stessaonda</text:p>
          </table:table-cell>
          <table:table-cell table:number-columns-repeated="255"/>
        </table:table-row>
        <table:table-row table:style-name="ro2">
          <table:table-cell table:number-columns-repeated="256"/>
        </table:table-row>
        <table:table-row table:style-name="ro2">
          <table:table-cell/>
          <table:table-cell table:style-name="ce11" office:value-type="string">
            <text:p>Projektleiter:</text:p>
          </table:table-cell>
          <table:table-cell table:style-name="ce17" office:value-type="string">
            <text:p>Lukas</text:p>
          </table:table-cell>
          <table:table-cell table:style-name="ce17"/>
          <table:table-cell table:style-name="ce27"/>
          <table:table-cell table:style-name="ce29" table:number-columns-repeated="2"/>
          <table:table-cell table:number-columns-repeated="249"/>
        </table:table-row>
        <table:table-row table:style-name="ro2">
          <table:table-cell/>
          <table:table-cell table:style-name="ce11" office:value-type="string">
            <text:p>Today's Date:</text:p>
          </table:table-cell>
          <table:table-cell table:style-name="ce18" table:formula="of:=TODAY()" office:value-type="date" office:date-value="2015-10-30">
            <text:p>10/30/2015</text:p>
          </table:table-cell>
          <table:table-cell table:style-name="ce23" table:formula="of:=[.C7]" office:value-type="date" office:date-value="2015-10-30">
            <text:p>(Fr)</text:p>
          </table:table-cell>
          <table:table-cell table:style-name="ce28" office:value-type="string">
            <text:p>(vertical red line)</text:p>
          </table:table-cell>
          <table:table-cell table:style-name="ce29" table:number-columns-repeated="2"/>
          <table:table-cell table:number-columns-repeated="34"/>
          <table:table-cell>
            <draw:control table:end-cell-address="GanttChart.ED9" table:end-x="0.041cm" table:end-y="0.03cm" draw:z-index="0" draw:style-name="gr2" draw:text-style-name="P2" svg:width="9.378cm" svg:height="0.515cm" svg:x="0.04cm" svg:y="0.415cm" draw:control="control1"/>
          </table:table-cell>
          <table:table-cell table:number-columns-repeated="214"/>
        </table:table-row>
        <table:table-row table:style-name="ro2">
          <table:table-cell table:style-name="ce4" office:value-type="string">
            <text:p>[42]</text:p>
          </table:table-cell>
          <table:table-cell table:style-name="ce11" office:value-type="string">
            <text:p>Startdatum:</text:p>
          </table:table-cell>
          <table:table-cell table:style-name="ce19" office:value-type="date" office:date-value="2015-11-01">
            <text:p>11/1/2015</text:p>
          </table:table-cell>
          <table:table-cell table:style-name="ce23" table:formula="of:=[.C8]" office:value-type="date" office:date-value="2015-11-01">
            <text:p>(So)</text:p>
          </table:table-cell>
          <table:table-cell table:style-name="ce29"/>
          <table:table-cell table:style-name="ce33"/>
          <table:table-cell table:style-name="ce29"/>
          <table:table-cell/>
          <table:table-cell table:style-name="ce29"/>
          <table:table-cell table:style-name="ce46" office:value-type="string">
            <text:p>Wochenstart (Sonntag=1):</text:p>
          </table:table-cell>
          <table:table-cell table:style-name="ce49" office:value-type="float" office:value="2">
            <text:p>2</text:p>
          </table:table-cell>
          <table:table-cell table:style-name="ce53" table:formula="of:=([.C8]-WEEKDAY([.C8];1)+[.K8])+7*[.K1]" office:value-type="date" office:date-value="2015-11-02">
            <text:p>11/2/2015</text:p>
          </table:table-cell>
          <table:table-cell table:style-name="ce57" table:formula="of:=[.L8]+1" office:value-type="date" office:date-value="2015-11-03">
            <text:p>11/3/2015</text:p>
          </table:table-cell>
          <table:table-cell table:style-name="ce57" table:formula="of:=[.M8]+1" office:value-type="date" office:date-value="2015-11-04">
            <text:p>11/4/2015</text:p>
          </table:table-cell>
          <table:table-cell table:style-name="ce57" table:formula="of:=[.N8]+1" office:value-type="date" office:date-value="2015-11-05">
            <text:p>11/5/2015</text:p>
          </table:table-cell>
          <table:table-cell table:style-name="ce57" table:formula="of:=[.O8]+1" office:value-type="date" office:date-value="2015-11-06">
            <text:p>11/6/2015</text:p>
          </table:table-cell>
          <table:table-cell table:style-name="ce57" table:formula="of:=[.P8]+1" office:value-type="date" office:date-value="2015-11-07">
            <text:p>11/7/2015</text:p>
          </table:table-cell>
          <table:table-cell table:style-name="ce57" table:formula="of:=[.Q8]+1" office:value-type="date" office:date-value="2015-11-08">
            <text:p>11/8/2015</text:p>
          </table:table-cell>
          <table:table-cell table:style-name="ce57" table:formula="of:=[.R8]+1" office:value-type="date" office:date-value="2015-11-09">
            <text:p>11/9/2015</text:p>
          </table:table-cell>
          <table:table-cell table:style-name="ce57" table:formula="of:=[.S8]+1" office:value-type="date" office:date-value="2015-11-10">
            <text:p>11/10/2015</text:p>
          </table:table-cell>
          <table:table-cell table:style-name="ce57" table:formula="of:=[.T8]+1" office:value-type="date" office:date-value="2015-11-11">
            <text:p>11/11/2015</text:p>
          </table:table-cell>
          <table:table-cell table:style-name="ce57" table:formula="of:=[.U8]+1" office:value-type="date" office:date-value="2015-11-12">
            <text:p>11/12/2015</text:p>
          </table:table-cell>
          <table:table-cell table:style-name="ce57" table:formula="of:=[.V8]+1" office:value-type="date" office:date-value="2015-11-13">
            <text:p>11/13/2015</text:p>
          </table:table-cell>
          <table:table-cell table:style-name="ce57" table:formula="of:=[.W8]+1" office:value-type="date" office:date-value="2015-11-14">
            <text:p>11/14/2015</text:p>
          </table:table-cell>
          <table:table-cell table:style-name="ce57" table:formula="of:=[.X8]+1" office:value-type="date" office:date-value="2015-11-15">
            <text:p>11/15/2015</text:p>
          </table:table-cell>
          <table:table-cell table:style-name="ce57" table:formula="of:=[.Y8]+1" office:value-type="date" office:date-value="2015-11-16">
            <text:p>11/16/2015</text:p>
          </table:table-cell>
          <table:table-cell table:style-name="ce57" table:formula="of:=[.Z8]+1" office:value-type="date" office:date-value="2015-11-17">
            <text:p>11/17/2015</text:p>
          </table:table-cell>
          <table:table-cell table:style-name="ce57" table:formula="of:=[.AA8]+1" office:value-type="date" office:date-value="2015-11-18">
            <text:p>11/18/2015</text:p>
          </table:table-cell>
          <table:table-cell table:style-name="ce57" table:formula="of:=[.AB8]+1" office:value-type="date" office:date-value="2015-11-19">
            <text:p>11/19/2015</text:p>
          </table:table-cell>
          <table:table-cell table:style-name="ce57" table:formula="of:=[.AC8]+1" office:value-type="date" office:date-value="2015-11-20">
            <text:p>11/20/2015</text:p>
          </table:table-cell>
          <table:table-cell table:style-name="ce57" table:formula="of:=[.AD8]+1" office:value-type="date" office:date-value="2015-11-21">
            <text:p>11/21/2015</text:p>
          </table:table-cell>
          <table:table-cell table:style-name="ce57" table:formula="of:=[.AE8]+1" office:value-type="date" office:date-value="2015-11-22">
            <text:p>11/22/2015</text:p>
          </table:table-cell>
          <table:table-cell table:style-name="ce57" table:formula="of:=[.AF8]+1" office:value-type="date" office:date-value="2015-11-23">
            <text:p>11/23/2015</text:p>
          </table:table-cell>
          <table:table-cell table:style-name="ce57" table:formula="of:=[.AG8]+1" office:value-type="date" office:date-value="2015-11-24">
            <text:p>11/24/2015</text:p>
          </table:table-cell>
          <table:table-cell table:style-name="ce57" table:formula="of:=[.AH8]+1" office:value-type="date" office:date-value="2015-11-25">
            <text:p>11/25/2015</text:p>
          </table:table-cell>
          <table:table-cell table:style-name="ce57" table:formula="of:=[.AI8]+1" office:value-type="date" office:date-value="2015-11-26">
            <text:p>11/26/2015</text:p>
          </table:table-cell>
          <table:table-cell table:style-name="ce57" table:formula="of:=[.AJ8]+1" office:value-type="date" office:date-value="2015-11-27">
            <text:p>11/27/2015</text:p>
          </table:table-cell>
          <table:table-cell table:style-name="ce57" table:formula="of:=[.AK8]+1" office:value-type="date" office:date-value="2015-11-28">
            <text:p>11/28/2015</text:p>
          </table:table-cell>
          <table:table-cell table:style-name="ce57" table:formula="of:=[.AL8]+1" office:value-type="date" office:date-value="2015-11-29">
            <text:p>11/29/2015</text:p>
          </table:table-cell>
          <table:table-cell table:style-name="ce57" table:formula="of:=[.AM8]+1" office:value-type="date" office:date-value="2015-11-30">
            <text:p>11/30/2015</text:p>
          </table:table-cell>
          <table:table-cell table:style-name="ce57" table:formula="of:=[.AN8]+1" office:value-type="date" office:date-value="2015-12-01">
            <text:p>12/1/2015</text:p>
          </table:table-cell>
          <table:table-cell table:style-name="ce57" table:formula="of:=[.AO8]+1" office:value-type="date" office:date-value="2015-12-02">
            <text:p>12/2/2015</text:p>
          </table:table-cell>
          <table:table-cell table:style-name="ce57" table:formula="of:=[.AP8]+1" office:value-type="date" office:date-value="2015-12-03">
            <text:p>12/3/2015</text:p>
          </table:table-cell>
          <table:table-cell table:style-name="ce57" table:formula="of:=[.AQ8]+1" office:value-type="date" office:date-value="2015-12-04">
            <text:p>12/4/2015</text:p>
          </table:table-cell>
          <table:table-cell table:style-name="ce57" table:formula="of:=[.AR8]+1" office:value-type="date" office:date-value="2015-12-05">
            <text:p>12/5/2015</text:p>
          </table:table-cell>
          <table:table-cell table:style-name="ce57" table:formula="of:=[.AS8]+1" office:value-type="date" office:date-value="2015-12-06">
            <text:p>12/6/2015</text:p>
          </table:table-cell>
          <table:table-cell table:style-name="ce57" table:formula="of:=[.AT8]+1" office:value-type="date" office:date-value="2015-12-07">
            <text:p>12/7/2015</text:p>
          </table:table-cell>
          <table:table-cell table:style-name="ce57" table:formula="of:=[.AU8]+1" office:value-type="date" office:date-value="2015-12-08">
            <text:p>12/8/2015</text:p>
          </table:table-cell>
          <table:table-cell table:style-name="ce57" table:formula="of:=[.AV8]+1" office:value-type="date" office:date-value="2015-12-09">
            <text:p>12/9/2015</text:p>
          </table:table-cell>
          <table:table-cell table:style-name="ce57" table:formula="of:=[.AW8]+1" office:value-type="date" office:date-value="2015-12-10">
            <text:p>12/10/2015</text:p>
          </table:table-cell>
          <table:table-cell table:style-name="ce57" table:formula="of:=[.AX8]+1" office:value-type="date" office:date-value="2015-12-11">
            <text:p>12/11/2015</text:p>
          </table:table-cell>
          <table:table-cell table:style-name="ce57" table:formula="of:=[.AY8]+1" office:value-type="date" office:date-value="2015-12-12">
            <text:p>12/12/2015</text:p>
          </table:table-cell>
          <table:table-cell table:style-name="ce57" table:formula="of:=[.AZ8]+1" office:value-type="date" office:date-value="2015-12-13">
            <text:p>12/13/2015</text:p>
          </table:table-cell>
          <table:table-cell table:style-name="ce57" table:formula="of:=[.BA8]+1" office:value-type="date" office:date-value="2015-12-14">
            <text:p>12/14/2015</text:p>
          </table:table-cell>
          <table:table-cell table:style-name="ce57" table:formula="of:=[.BB8]+1" office:value-type="date" office:date-value="2015-12-15">
            <text:p>12/15/2015</text:p>
          </table:table-cell>
          <table:table-cell table:style-name="ce57" table:formula="of:=[.BC8]+1" office:value-type="date" office:date-value="2015-12-16">
            <text:p>12/16/2015</text:p>
          </table:table-cell>
          <table:table-cell table:style-name="ce57" table:formula="of:=[.BD8]+1" office:value-type="date" office:date-value="2015-12-17">
            <text:p>12/17/2015</text:p>
          </table:table-cell>
          <table:table-cell table:style-name="ce57" table:formula="of:=[.BE8]+1" office:value-type="date" office:date-value="2015-12-18">
            <text:p>12/18/2015</text:p>
          </table:table-cell>
          <table:table-cell table:style-name="ce57" table:formula="of:=[.BF8]+1" office:value-type="date" office:date-value="2015-12-19">
            <text:p>12/19/2015</text:p>
          </table:table-cell>
          <table:table-cell table:style-name="ce57" table:formula="of:=[.BG8]+1" office:value-type="date" office:date-value="2015-12-20">
            <text:p>12/20/2015</text:p>
          </table:table-cell>
          <table:table-cell table:style-name="ce57" table:formula="of:=[.BH8]+1" office:value-type="date" office:date-value="2015-12-21">
            <text:p>12/21/2015</text:p>
          </table:table-cell>
          <table:table-cell table:style-name="ce57" table:formula="of:=[.BI8]+1" office:value-type="date" office:date-value="2015-12-22">
            <text:p>12/22/2015</text:p>
          </table:table-cell>
          <table:table-cell table:style-name="ce57" table:formula="of:=[.BJ8]+1" office:value-type="date" office:date-value="2015-12-23">
            <text:p>12/23/2015</text:p>
          </table:table-cell>
          <table:table-cell table:style-name="ce57" table:formula="of:=[.BK8]+1" office:value-type="date" office:date-value="2015-12-24">
            <text:p>12/24/2015</text:p>
          </table:table-cell>
          <table:table-cell table:style-name="ce57" table:formula="of:=[.BL8]+1" office:value-type="date" office:date-value="2015-12-25">
            <text:p>12/25/2015</text:p>
          </table:table-cell>
          <table:table-cell table:style-name="ce57" table:formula="of:=[.BM8]+1" office:value-type="date" office:date-value="2015-12-26">
            <text:p>12/26/2015</text:p>
          </table:table-cell>
          <table:table-cell table:style-name="ce57" table:formula="of:=[.BN8]+1" office:value-type="date" office:date-value="2015-12-27">
            <text:p>12/27/2015</text:p>
          </table:table-cell>
          <table:table-cell table:style-name="ce57" table:formula="of:=[.BO8]+1" office:value-type="date" office:date-value="2015-12-28">
            <text:p>12/28/2015</text:p>
          </table:table-cell>
          <table:table-cell table:style-name="ce57" table:formula="of:=[.BP8]+1" office:value-type="date" office:date-value="2015-12-29">
            <text:p>12/29/2015</text:p>
          </table:table-cell>
          <table:table-cell table:style-name="ce57" table:formula="of:=[.BQ8]+1" office:value-type="date" office:date-value="2015-12-30">
            <text:p>12/30/2015</text:p>
          </table:table-cell>
          <table:table-cell table:style-name="ce57" table:formula="of:=[.BR8]+1" office:value-type="date" office:date-value="2015-12-31">
            <text:p>12/31/2015</text:p>
          </table:table-cell>
          <table:table-cell table:style-name="ce57" table:formula="of:=[.BS8]+1" office:value-type="date" office:date-value="2016-01-01">
            <text:p>1/1/2016</text:p>
          </table:table-cell>
          <table:table-cell table:style-name="ce57" table:formula="of:=[.BT8]+1" office:value-type="date" office:date-value="2016-01-02">
            <text:p>1/2/2016</text:p>
          </table:table-cell>
          <table:table-cell table:style-name="ce57" table:formula="of:=[.BU8]+1" office:value-type="date" office:date-value="2016-01-03">
            <text:p>1/3/2016</text:p>
          </table:table-cell>
          <table:table-cell table:style-name="ce57" table:formula="of:=[.BV8]+1" office:value-type="date" office:date-value="2016-01-04">
            <text:p>1/4/2016</text:p>
          </table:table-cell>
          <table:table-cell table:style-name="ce57" table:formula="of:=[.BW8]+1" office:value-type="date" office:date-value="2016-01-05">
            <text:p>1/5/2016</text:p>
          </table:table-cell>
          <table:table-cell table:style-name="ce57" table:formula="of:=[.BX8]+1" office:value-type="date" office:date-value="2016-01-06">
            <text:p>1/6/2016</text:p>
          </table:table-cell>
          <table:table-cell table:style-name="ce57" table:formula="of:=[.BY8]+1" office:value-type="date" office:date-value="2016-01-07">
            <text:p>1/7/2016</text:p>
          </table:table-cell>
          <table:table-cell table:style-name="ce57" table:formula="of:=[.BZ8]+1" office:value-type="date" office:date-value="2016-01-08">
            <text:p>1/8/2016</text:p>
          </table:table-cell>
          <table:table-cell table:style-name="ce57" table:formula="of:=[.CA8]+1" office:value-type="date" office:date-value="2016-01-09">
            <text:p>1/9/2016</text:p>
          </table:table-cell>
          <table:table-cell table:style-name="ce57" table:formula="of:=[.CB8]+1" office:value-type="date" office:date-value="2016-01-10">
            <text:p>1/10/2016</text:p>
          </table:table-cell>
          <table:table-cell table:style-name="ce57" table:formula="of:=[.CC8]+1" office:value-type="date" office:date-value="2016-01-11">
            <text:p>1/11/2016</text:p>
          </table:table-cell>
          <table:table-cell table:style-name="ce57" table:formula="of:=[.CD8]+1" office:value-type="date" office:date-value="2016-01-12">
            <text:p>1/12/2016</text:p>
          </table:table-cell>
          <table:table-cell table:style-name="ce57" table:formula="of:=[.CE8]+1" office:value-type="date" office:date-value="2016-01-13">
            <text:p>1/13/2016</text:p>
          </table:table-cell>
          <table:table-cell table:style-name="ce57" table:formula="of:=[.CF8]+1" office:value-type="date" office:date-value="2016-01-14">
            <text:p>1/14/2016</text:p>
          </table:table-cell>
          <table:table-cell table:style-name="ce57" table:formula="of:=[.CG8]+1" office:value-type="date" office:date-value="2016-01-15">
            <text:p>1/15/2016</text:p>
          </table:table-cell>
          <table:table-cell table:style-name="ce57" table:formula="of:=[.CH8]+1" office:value-type="date" office:date-value="2016-01-16">
            <text:p>1/16/2016</text:p>
          </table:table-cell>
          <table:table-cell table:style-name="ce57" table:formula="of:=[.CI8]+1" office:value-type="date" office:date-value="2016-01-17">
            <text:p>1/17/2016</text:p>
          </table:table-cell>
          <table:table-cell table:style-name="ce57" table:formula="of:=[.CJ8]+1" office:value-type="date" office:date-value="2016-01-18">
            <text:p>1/18/2016</text:p>
          </table:table-cell>
          <table:table-cell table:style-name="ce57" table:formula="of:=[.CK8]+1" office:value-type="date" office:date-value="2016-01-19">
            <text:p>1/19/2016</text:p>
          </table:table-cell>
          <table:table-cell table:style-name="ce57" table:formula="of:=[.CL8]+1" office:value-type="date" office:date-value="2016-01-20">
            <text:p>1/20/2016</text:p>
          </table:table-cell>
          <table:table-cell table:style-name="ce57" table:formula="of:=[.CM8]+1" office:value-type="date" office:date-value="2016-01-21">
            <text:p>1/21/2016</text:p>
          </table:table-cell>
          <table:table-cell table:style-name="ce57" table:formula="of:=[.CN8]+1" office:value-type="date" office:date-value="2016-01-22">
            <text:p>1/22/2016</text:p>
          </table:table-cell>
          <table:table-cell table:style-name="ce57" table:formula="of:=[.CO8]+1" office:value-type="date" office:date-value="2016-01-23">
            <text:p>1/23/2016</text:p>
          </table:table-cell>
          <table:table-cell table:style-name="ce57" table:formula="of:=[.CP8]+1" office:value-type="date" office:date-value="2016-01-24">
            <text:p>1/24/2016</text:p>
          </table:table-cell>
          <table:table-cell table:style-name="ce57" table:formula="of:=[.CQ8]+1" office:value-type="date" office:date-value="2016-01-25">
            <text:p>1/25/2016</text:p>
          </table:table-cell>
          <table:table-cell table:style-name="ce57" table:formula="of:=[.CR8]+1" office:value-type="date" office:date-value="2016-01-26">
            <text:p>1/26/2016</text:p>
          </table:table-cell>
          <table:table-cell table:style-name="ce57" table:formula="of:=[.CS8]+1" office:value-type="date" office:date-value="2016-01-27">
            <text:p>1/27/2016</text:p>
          </table:table-cell>
          <table:table-cell table:style-name="ce57" table:formula="of:=[.CT8]+1" office:value-type="date" office:date-value="2016-01-28">
            <text:p>1/28/2016</text:p>
          </table:table-cell>
          <table:table-cell table:style-name="ce57" table:formula="of:=[.CU8]+1" office:value-type="date" office:date-value="2016-01-29">
            <text:p>1/29/2016</text:p>
          </table:table-cell>
          <table:table-cell table:style-name="ce57" table:formula="of:=[.CV8]+1" office:value-type="date" office:date-value="2016-01-30">
            <text:p>1/30/2016</text:p>
          </table:table-cell>
          <table:table-cell table:style-name="ce57" table:formula="of:=[.CW8]+1" office:value-type="date" office:date-value="2016-01-31">
            <text:p>1/31/2016</text:p>
          </table:table-cell>
          <table:table-cell table:style-name="ce57" table:formula="of:=[.CX8]+1" office:value-type="date" office:date-value="2016-02-01">
            <text:p>2/1/2016</text:p>
          </table:table-cell>
          <table:table-cell table:style-name="ce57" table:formula="of:=[.CY8]+1" office:value-type="date" office:date-value="2016-02-02">
            <text:p>2/2/2016</text:p>
          </table:table-cell>
          <table:table-cell table:style-name="ce57" table:formula="of:=[.CZ8]+1" office:value-type="date" office:date-value="2016-02-03">
            <text:p>2/3/2016</text:p>
          </table:table-cell>
          <table:table-cell table:style-name="ce57" table:formula="of:=[.DA8]+1" office:value-type="date" office:date-value="2016-02-04">
            <text:p>2/4/2016</text:p>
          </table:table-cell>
          <table:table-cell table:style-name="ce57" table:formula="of:=[.DB8]+1" office:value-type="date" office:date-value="2016-02-05">
            <text:p>2/5/2016</text:p>
          </table:table-cell>
          <table:table-cell table:style-name="ce57" table:formula="of:=[.DC8]+1" office:value-type="date" office:date-value="2016-02-06">
            <text:p>2/6/2016</text:p>
          </table:table-cell>
          <table:table-cell table:style-name="ce57" table:formula="of:=[.DD8]+1" office:value-type="date" office:date-value="2016-02-07">
            <text:p>2/7/2016</text:p>
          </table:table-cell>
          <table:table-cell table:style-name="ce57" table:formula="of:=[.DE8]+1" office:value-type="date" office:date-value="2016-02-08">
            <text:p>2/8/2016</text:p>
          </table:table-cell>
          <table:table-cell table:style-name="ce57" table:formula="of:=[.DF8]+1" office:value-type="date" office:date-value="2016-02-09">
            <text:p>2/9/2016</text:p>
          </table:table-cell>
          <table:table-cell table:style-name="ce57" table:formula="of:=[.DG8]+1" office:value-type="date" office:date-value="2016-02-10">
            <text:p>2/10/2016</text:p>
          </table:table-cell>
          <table:table-cell table:style-name="ce57" table:formula="of:=[.DH8]+1" office:value-type="date" office:date-value="2016-02-11">
            <text:p>2/11/2016</text:p>
          </table:table-cell>
          <table:table-cell table:style-name="ce57" table:formula="of:=[.DI8]+1" office:value-type="date" office:date-value="2016-02-12">
            <text:p>2/12/2016</text:p>
          </table:table-cell>
          <table:table-cell table:style-name="ce57" table:formula="of:=[.DJ8]+1" office:value-type="date" office:date-value="2016-02-13">
            <text:p>2/13/2016</text:p>
          </table:table-cell>
          <table:table-cell table:style-name="ce57" table:formula="of:=[.DK8]+1" office:value-type="date" office:date-value="2016-02-14">
            <text:p>2/14/2016</text:p>
          </table:table-cell>
          <table:table-cell table:style-name="ce57" table:formula="of:=[.DL8]+1" office:value-type="date" office:date-value="2016-02-15">
            <text:p>2/15/2016</text:p>
          </table:table-cell>
          <table:table-cell table:style-name="ce57" table:formula="of:=[.DM8]+1" office:value-type="date" office:date-value="2016-02-16">
            <text:p>2/16/2016</text:p>
          </table:table-cell>
          <table:table-cell table:style-name="ce57" table:formula="of:=[.DN8]+1" office:value-type="date" office:date-value="2016-02-17">
            <text:p>2/17/2016</text:p>
          </table:table-cell>
          <table:table-cell table:style-name="ce57" table:formula="of:=[.DO8]+1" office:value-type="date" office:date-value="2016-02-18">
            <text:p>2/18/2016</text:p>
          </table:table-cell>
          <table:table-cell table:style-name="ce57" table:formula="of:=[.DP8]+1" office:value-type="date" office:date-value="2016-02-19">
            <text:p>2/19/2016</text:p>
          </table:table-cell>
          <table:table-cell table:style-name="ce57" table:formula="of:=[.DQ8]+1" office:value-type="date" office:date-value="2016-02-20">
            <text:p>2/20/2016</text:p>
          </table:table-cell>
          <table:table-cell table:style-name="ce57" table:formula="of:=[.DR8]+1" office:value-type="date" office:date-value="2016-02-21">
            <text:p>2/21/2016</text:p>
          </table:table-cell>
          <table:table-cell table:style-name="ce57" table:formula="of:=[.DS8]+1" office:value-type="date" office:date-value="2016-02-22">
            <text:p>2/22/2016</text:p>
          </table:table-cell>
          <table:table-cell table:style-name="ce57" table:formula="of:=[.DT8]+1" office:value-type="date" office:date-value="2016-02-23">
            <text:p>2/23/2016</text:p>
          </table:table-cell>
          <table:table-cell table:style-name="ce57" table:formula="of:=[.DU8]+1" office:value-type="date" office:date-value="2016-02-24">
            <text:p>2/24/2016</text:p>
          </table:table-cell>
          <table:table-cell table:style-name="ce57" table:formula="of:=[.DV8]+1" office:value-type="date" office:date-value="2016-02-25">
            <text:p>2/25/2016</text:p>
          </table:table-cell>
          <table:table-cell table:style-name="ce57" table:formula="of:=[.DW8]+1" office:value-type="date" office:date-value="2016-02-26">
            <text:p>2/26/2016</text:p>
          </table:table-cell>
          <table:table-cell table:style-name="ce57" table:formula="of:=[.DX8]+1" office:value-type="date" office:date-value="2016-02-27">
            <text:p>2/27/2016</text:p>
          </table:table-cell>
          <table:table-cell table:style-name="ce57" table:formula="of:=[.DY8]+1" office:value-type="date" office:date-value="2016-02-28">
            <text:p>2/28/2016</text:p>
          </table:table-cell>
          <table:table-cell table:style-name="ce57" table:formula="of:=[.DZ8]+1" office:value-type="date" office:date-value="2016-02-29">
            <text:p>2/29/2016</text:p>
          </table:table-cell>
          <table:table-cell table:style-name="ce57" table:formula="of:=[.EA8]+1" office:value-type="date" office:date-value="2016-03-01">
            <text:p>3/1/2016</text:p>
          </table:table-cell>
          <table:table-cell table:style-name="ce57" table:formula="of:=[.EB8]+1" office:value-type="date" office:date-value="2016-03-02">
            <text:p>3/2/2016</text:p>
          </table:table-cell>
          <table:table-cell table:style-name="ce57" table:formula="of:=[.EC8]+1" office:value-type="date" office:date-value="2016-03-03">
            <text:p>3/3/2016</text:p>
          </table:table-cell>
          <table:table-cell table:style-name="ce57" table:formula="of:=[.ED8]+1" office:value-type="date" office:date-value="2016-03-04">
            <text:p>3/4/2016</text:p>
          </table:table-cell>
          <table:table-cell table:style-name="ce57" table:formula="of:=[.EE8]+1" office:value-type="date" office:date-value="2016-03-05">
            <text:p>3/5/2016</text:p>
          </table:table-cell>
          <table:table-cell table:style-name="ce57" table:formula="of:=[.EF8]+1" office:value-type="date" office:date-value="2016-03-06">
            <text:p>3/6/2016</text:p>
          </table:table-cell>
          <table:table-cell table:style-name="ce57" table:formula="of:=[.EG8]+1" office:value-type="date" office:date-value="2016-03-07">
            <text:p>3/7/2016</text:p>
          </table:table-cell>
          <table:table-cell table:style-name="ce57" table:formula="of:=[.EH8]+1" office:value-type="date" office:date-value="2016-03-08">
            <text:p>3/8/2016</text:p>
          </table:table-cell>
          <table:table-cell table:style-name="ce57" table:formula="of:=[.EI8]+1" office:value-type="date" office:date-value="2016-03-09">
            <text:p>3/9/2016</text:p>
          </table:table-cell>
          <table:table-cell table:style-name="ce57" table:formula="of:=[.EJ8]+1" office:value-type="date" office:date-value="2016-03-10">
            <text:p>3/10/2016</text:p>
          </table:table-cell>
          <table:table-cell table:style-name="ce57" table:formula="of:=[.EK8]+1" office:value-type="date" office:date-value="2016-03-11">
            <text:p>3/11/2016</text:p>
          </table:table-cell>
          <table:table-cell table:style-name="ce57" table:formula="of:=[.EL8]+1" office:value-type="date" office:date-value="2016-03-12">
            <text:p>3/12/2016</text:p>
          </table:table-cell>
          <table:table-cell table:style-name="ce57" table:formula="of:=[.EM8]+1" office:value-type="date" office:date-value="2016-03-13">
            <text:p>3/13/2016</text:p>
          </table:table-cell>
          <table:table-cell table:style-name="ce57" table:formula="of:=[.EN8]+1" office:value-type="date" office:date-value="2016-03-14">
            <text:p>3/14/2016</text:p>
          </table:table-cell>
          <table:table-cell table:style-name="ce57" table:formula="of:=[.EO8]+1" office:value-type="date" office:date-value="2016-03-15">
            <text:p>3/15/2016</text:p>
          </table:table-cell>
          <table:table-cell table:style-name="ce57" table:formula="of:=[.EP8]+1" office:value-type="date" office:date-value="2016-03-16">
            <text:p>3/16/2016</text:p>
          </table:table-cell>
          <table:table-cell table:style-name="ce57" table:formula="of:=[.EQ8]+1" office:value-type="date" office:date-value="2016-03-17">
            <text:p>3/17/2016</text:p>
          </table:table-cell>
          <table:table-cell table:style-name="ce57" table:formula="of:=[.ER8]+1" office:value-type="date" office:date-value="2016-03-18">
            <text:p>3/18/2016</text:p>
          </table:table-cell>
          <table:table-cell table:style-name="ce57" table:formula="of:=[.ES8]+1" office:value-type="date" office:date-value="2016-03-19">
            <text:p>3/19/2016</text:p>
          </table:table-cell>
          <table:table-cell table:style-name="ce57" table:formula="of:=[.ET8]+1" office:value-type="date" office:date-value="2016-03-20">
            <text:p>3/20/2016</text:p>
          </table:table-cell>
          <table:table-cell table:style-name="ce57" table:formula="of:=[.EU8]+1" office:value-type="date" office:date-value="2016-03-21">
            <text:p>3/21/2016</text:p>
          </table:table-cell>
          <table:table-cell table:style-name="ce57" table:formula="of:=[.EV8]+1" office:value-type="date" office:date-value="2016-03-22">
            <text:p>3/22/2016</text:p>
          </table:table-cell>
          <table:table-cell table:style-name="ce57" table:formula="of:=[.EW8]+1" office:value-type="date" office:date-value="2016-03-23">
            <text:p>3/23/2016</text:p>
          </table:table-cell>
          <table:table-cell table:style-name="ce57" table:formula="of:=[.EX8]+1" office:value-type="date" office:date-value="2016-03-24">
            <text:p>3/24/2016</text:p>
          </table:table-cell>
          <table:table-cell table:style-name="ce57" table:formula="of:=[.EY8]+1" office:value-type="date" office:date-value="2016-03-25">
            <text:p>3/25/2016</text:p>
          </table:table-cell>
          <table:table-cell table:style-name="ce57" table:formula="of:=[.EZ8]+1" office:value-type="date" office:date-value="2016-03-26">
            <text:p>3/26/2016</text:p>
          </table:table-cell>
          <table:table-cell table:style-name="ce57" table:formula="of:=[.FA8]+1" office:value-type="date" office:date-value="2016-03-27">
            <text:p>3/27/2016</text:p>
          </table:table-cell>
          <table:table-cell table:style-name="ce57" table:formula="of:=[.FB8]+1" office:value-type="date" office:date-value="2016-03-28">
            <text:p>3/28/2016</text:p>
          </table:table-cell>
          <table:table-cell table:style-name="ce57" table:formula="of:=[.FC8]+1" office:value-type="date" office:date-value="2016-03-29">
            <text:p>3/29/2016</text:p>
          </table:table-cell>
          <table:table-cell table:style-name="ce57" table:formula="of:=[.FD8]+1" office:value-type="date" office:date-value="2016-03-30">
            <text:p>3/30/2016</text:p>
          </table:table-cell>
          <table:table-cell table:style-name="ce57" table:formula="of:=[.FE8]+1" office:value-type="date" office:date-value="2016-03-31">
            <text:p>3/31/2016</text:p>
          </table:table-cell>
          <table:table-cell table:style-name="ce57" table:formula="of:=[.FF8]+1" office:value-type="date" office:date-value="2016-04-01">
            <text:p>4/1/2016</text:p>
          </table:table-cell>
          <table:table-cell table:style-name="ce57" table:formula="of:=[.FG8]+1" office:value-type="date" office:date-value="2016-04-02">
            <text:p>4/2/2016</text:p>
          </table:table-cell>
          <table:table-cell table:style-name="ce57" table:formula="of:=[.FH8]+1" office:value-type="date" office:date-value="2016-04-03">
            <text:p>4/3/2016</text:p>
          </table:table-cell>
          <table:table-cell table:style-name="ce57" table:formula="of:=[.FI8]+1" office:value-type="date" office:date-value="2016-04-04">
            <text:p>4/4/2016</text:p>
          </table:table-cell>
          <table:table-cell table:style-name="ce57" table:formula="of:=[.FJ8]+1" office:value-type="date" office:date-value="2016-04-05">
            <text:p>4/5/2016</text:p>
          </table:table-cell>
          <table:table-cell table:style-name="ce57" table:formula="of:=[.FK8]+1" office:value-type="date" office:date-value="2016-04-06">
            <text:p>4/6/2016</text:p>
          </table:table-cell>
          <table:table-cell table:style-name="ce57" table:formula="of:=[.FL8]+1" office:value-type="date" office:date-value="2016-04-07">
            <text:p>4/7/2016</text:p>
          </table:table-cell>
          <table:table-cell table:style-name="ce57" table:formula="of:=[.FM8]+1" office:value-type="date" office:date-value="2016-04-08">
            <text:p>4/8/2016</text:p>
          </table:table-cell>
          <table:table-cell table:style-name="ce57" table:formula="of:=[.FN8]+1" office:value-type="date" office:date-value="2016-04-09">
            <text:p>4/9/2016</text:p>
          </table:table-cell>
          <table:table-cell table:style-name="ce57" table:formula="of:=[.FO8]+1" office:value-type="date" office:date-value="2016-04-10">
            <text:p>4/10/2016</text:p>
          </table:table-cell>
          <table:table-cell table:style-name="ce57" table:formula="of:=[.FP8]+1" office:value-type="date" office:date-value="2016-04-11">
            <text:p>4/11/2016</text:p>
          </table:table-cell>
          <table:table-cell table:style-name="ce57" table:formula="of:=[.FQ8]+1" office:value-type="date" office:date-value="2016-04-12">
            <text:p>4/12/2016</text:p>
          </table:table-cell>
          <table:table-cell table:style-name="ce57" table:formula="of:=[.FR8]+1" office:value-type="date" office:date-value="2016-04-13">
            <text:p>4/13/2016</text:p>
          </table:table-cell>
          <table:table-cell table:style-name="ce57" table:formula="of:=[.FS8]+1" office:value-type="date" office:date-value="2016-04-14">
            <text:p>4/14/2016</text:p>
          </table:table-cell>
          <table:table-cell table:style-name="ce57" table:formula="of:=[.FT8]+1" office:value-type="date" office:date-value="2016-04-15">
            <text:p>4/15/2016</text:p>
          </table:table-cell>
          <table:table-cell table:style-name="ce57" table:formula="of:=[.FU8]+1" office:value-type="date" office:date-value="2016-04-16">
            <text:p>4/16/2016</text:p>
          </table:table-cell>
          <table:table-cell table:style-name="ce57" table:formula="of:=[.FV8]+1" office:value-type="date" office:date-value="2016-04-17">
            <text:p>4/17/2016</text:p>
          </table:table-cell>
          <table:table-cell table:style-name="ce57" table:formula="of:=[.FW8]+1" office:value-type="date" office:date-value="2016-04-18">
            <text:p>4/18/2016</text:p>
          </table:table-cell>
          <table:table-cell table:style-name="ce57" table:formula="of:=[.FX8]+1" office:value-type="date" office:date-value="2016-04-19">
            <text:p>4/19/2016</text:p>
          </table:table-cell>
          <table:table-cell table:style-name="ce57" table:formula="of:=[.FY8]+1" office:value-type="date" office:date-value="2016-04-20">
            <text:p>4/20/2016</text:p>
          </table:table-cell>
          <table:table-cell table:style-name="ce57" table:formula="of:=[.FZ8]+1" office:value-type="date" office:date-value="2016-04-21">
            <text:p>4/21/2016</text:p>
          </table:table-cell>
          <table:table-cell table:style-name="ce57" table:formula="of:=[.GA8]+1" office:value-type="date" office:date-value="2016-04-22">
            <text:p>4/22/2016</text:p>
          </table:table-cell>
          <table:table-cell table:style-name="ce57" table:formula="of:=[.GB8]+1" office:value-type="date" office:date-value="2016-04-23">
            <text:p>4/23/2016</text:p>
          </table:table-cell>
          <table:table-cell table:style-name="ce57" table:formula="of:=[.GC8]+1" office:value-type="date" office:date-value="2016-04-24">
            <text:p>4/24/2016</text:p>
          </table:table-cell>
          <table:table-cell table:style-name="ce57" table:formula="of:=[.GD8]+1" office:value-type="date" office:date-value="2016-04-25">
            <text:p>4/25/2016</text:p>
          </table:table-cell>
          <table:table-cell table:style-name="ce57" table:formula="of:=[.GE8]+1" office:value-type="date" office:date-value="2016-04-26">
            <text:p>4/26/2016</text:p>
          </table:table-cell>
          <table:table-cell table:style-name="ce57" table:formula="of:=[.GF8]+1" office:value-type="date" office:date-value="2016-04-27">
            <text:p>4/27/2016</text:p>
          </table:table-cell>
          <table:table-cell table:style-name="ce57" table:formula="of:=[.GG8]+1" office:value-type="date" office:date-value="2016-04-28">
            <text:p>4/28/2016</text:p>
          </table:table-cell>
          <table:table-cell table:style-name="ce57" table:formula="of:=[.GH8]+1" office:value-type="date" office:date-value="2016-04-29">
            <text:p>4/29/2016</text:p>
          </table:table-cell>
          <table:table-cell table:style-name="ce57" table:formula="of:=[.GI8]+1" office:value-type="date" office:date-value="2016-04-30">
            <text:p>4/30/2016</text:p>
          </table:table-cell>
          <table:table-cell table:style-name="ce57" table:formula="of:=[.GJ8]+1" office:value-type="date" office:date-value="2016-05-01">
            <text:p>5/1/2016</text:p>
          </table:table-cell>
          <table:table-cell table:style-name="ce57" table:formula="of:=[.GK8]+1" office:value-type="date" office:date-value="2016-05-02">
            <text:p>5/2/2016</text:p>
          </table:table-cell>
          <table:table-cell table:style-name="ce57" table:formula="of:=[.GL8]+1" office:value-type="date" office:date-value="2016-05-03">
            <text:p>5/3/2016</text:p>
          </table:table-cell>
          <table:table-cell table:style-name="ce57" table:formula="of:=[.GM8]+1" office:value-type="date" office:date-value="2016-05-04">
            <text:p>5/4/2016</text:p>
          </table:table-cell>
          <table:table-cell table:style-name="ce57" table:formula="of:=[.GN8]+1" office:value-type="date" office:date-value="2016-05-05">
            <text:p>5/5/2016</text:p>
          </table:table-cell>
          <table:table-cell table:style-name="ce57" table:formula="of:=[.GO8]+1" office:value-type="date" office:date-value="2016-05-06">
            <text:p>5/6/2016</text:p>
          </table:table-cell>
          <table:table-cell table:style-name="ce57" table:formula="of:=[.GP8]+1" office:value-type="date" office:date-value="2016-05-07">
            <text:p>5/7/2016</text:p>
          </table:table-cell>
          <table:table-cell table:style-name="ce57" table:formula="of:=[.GQ8]+1" office:value-type="date" office:date-value="2016-05-08">
            <text:p>5/8/2016</text:p>
          </table:table-cell>
          <table:table-cell table:style-name="ce57" table:formula="of:=[.GR8]+1" office:value-type="date" office:date-value="2016-05-09">
            <text:p>5/9/2016</text:p>
          </table:table-cell>
          <table:table-cell table:style-name="ce57" table:formula="of:=[.GS8]+1" office:value-type="date" office:date-value="2016-05-10">
            <text:p>5/10/2016</text:p>
          </table:table-cell>
          <table:table-cell table:style-name="ce57" table:formula="of:=[.GT8]+1" office:value-type="date" office:date-value="2016-05-11">
            <text:p>5/11/2016</text:p>
          </table:table-cell>
          <table:table-cell table:style-name="ce57" table:formula="of:=[.GU8]+1" office:value-type="date" office:date-value="2016-05-12">
            <text:p>5/12/2016</text:p>
          </table:table-cell>
          <table:table-cell table:style-name="ce57" table:formula="of:=[.GV8]+1" office:value-type="date" office:date-value="2016-05-13">
            <text:p>5/13/2016</text:p>
          </table:table-cell>
          <table:table-cell table:style-name="ce57" table:formula="of:=[.GW8]+1" office:value-type="date" office:date-value="2016-05-14">
            <text:p>5/14/2016</text:p>
          </table:table-cell>
          <table:table-cell table:style-name="ce57" table:formula="of:=[.GX8]+1" office:value-type="date" office:date-value="2016-05-15">
            <text:p>5/15/2016</text:p>
          </table:table-cell>
          <table:table-cell table:style-name="ce57" table:formula="of:=[.GY8]+1" office:value-type="date" office:date-value="2016-05-16">
            <text:p>5/16/2016</text:p>
          </table:table-cell>
          <table:table-cell table:style-name="ce57" table:formula="of:=[.GZ8]+1" office:value-type="date" office:date-value="2016-05-17">
            <text:p>5/17/2016</text:p>
          </table:table-cell>
          <table:table-cell table:style-name="ce57" table:formula="of:=[.HA8]+1" office:value-type="date" office:date-value="2016-05-18">
            <text:p>5/18/2016</text:p>
          </table:table-cell>
          <table:table-cell table:style-name="ce57" table:formula="of:=[.HB8]+1" office:value-type="date" office:date-value="2016-05-19">
            <text:p>5/19/2016</text:p>
          </table:table-cell>
          <table:table-cell table:style-name="ce57" table:formula="of:=[.HC8]+1" office:value-type="date" office:date-value="2016-05-20">
            <text:p>5/20/2016</text:p>
          </table:table-cell>
          <table:table-cell table:style-name="ce57" table:formula="of:=[.HD8]+1" office:value-type="date" office:date-value="2016-05-21">
            <text:p>5/21/2016</text:p>
          </table:table-cell>
          <table:table-cell table:style-name="ce57" table:formula="of:=[.HE8]+1" office:value-type="date" office:date-value="2016-05-22">
            <text:p>5/22/2016</text:p>
          </table:table-cell>
          <table:table-cell table:style-name="ce57" table:formula="of:=[.HF8]+1" office:value-type="date" office:date-value="2016-05-23">
            <text:p>5/23/2016</text:p>
          </table:table-cell>
          <table:table-cell table:style-name="ce57" table:formula="of:=[.HG8]+1" office:value-type="date" office:date-value="2016-05-24">
            <text:p>5/24/2016</text:p>
          </table:table-cell>
          <table:table-cell table:style-name="ce57" table:formula="of:=[.HH8]+1" office:value-type="date" office:date-value="2016-05-25">
            <text:p>5/25/2016</text:p>
          </table:table-cell>
          <table:table-cell table:style-name="ce57" table:formula="of:=[.HI8]+1" office:value-type="date" office:date-value="2016-05-26">
            <text:p>5/26/2016</text:p>
          </table:table-cell>
          <table:table-cell table:style-name="ce57" table:formula="of:=[.HJ8]+1" office:value-type="date" office:date-value="2016-05-27">
            <text:p>5/27/2016</text:p>
          </table:table-cell>
          <table:table-cell table:style-name="ce57" table:formula="of:=[.HK8]+1" office:value-type="date" office:date-value="2016-05-28">
            <text:p>5/28/2016</text:p>
          </table:table-cell>
          <table:table-cell table:style-name="ce57" table:formula="of:=[.HL8]+1" office:value-type="date" office:date-value="2016-05-29">
            <text:p>5/29/2016</text:p>
          </table:table-cell>
          <table:table-cell table:style-name="ce57" table:formula="of:=[.HM8]+1" office:value-type="date" office:date-value="2016-05-30">
            <text:p>5/30/2016</text:p>
          </table:table-cell>
          <table:table-cell table:style-name="ce57" table:formula="of:=[.HN8]+1" office:value-type="date" office:date-value="2016-05-31">
            <text:p>5/31/2016</text:p>
          </table:table-cell>
          <table:table-cell table:style-name="ce57" table:formula="of:=[.HO8]+1" office:value-type="date" office:date-value="2016-06-01">
            <text:p>6/1/2016</text:p>
          </table:table-cell>
          <table:table-cell table:style-name="ce57" table:formula="of:=[.HP8]+1" office:value-type="date" office:date-value="2016-06-02">
            <text:p>6/2/2016</text:p>
          </table:table-cell>
          <table:table-cell table:style-name="ce57" table:formula="of:=[.HQ8]+1" office:value-type="date" office:date-value="2016-06-03">
            <text:p>6/3/2016</text:p>
          </table:table-cell>
          <table:table-cell table:style-name="ce57" table:formula="of:=[.HR8]+1" office:value-type="date" office:date-value="2016-06-04">
            <text:p>6/4/2016</text:p>
          </table:table-cell>
          <table:table-cell table:style-name="ce57" table:formula="of:=[.HS8]+1" office:value-type="date" office:date-value="2016-06-05">
            <text:p>6/5/2016</text:p>
          </table:table-cell>
          <table:table-cell table:style-name="ce57" table:formula="of:=[.HT8]+1" office:value-type="date" office:date-value="2016-06-06">
            <text:p>6/6/2016</text:p>
          </table:table-cell>
          <table:table-cell table:style-name="ce57" table:formula="of:=[.HU8]+1" office:value-type="date" office:date-value="2016-06-07">
            <text:p>6/7/2016</text:p>
          </table:table-cell>
          <table:table-cell table:style-name="ce57" table:formula="of:=[.HV8]+1" office:value-type="date" office:date-value="2016-06-08">
            <text:p>6/8/2016</text:p>
          </table:table-cell>
          <table:table-cell table:style-name="ce57" table:formula="of:=[.HW8]+1" office:value-type="date" office:date-value="2016-06-09">
            <text:p>6/9/2016</text:p>
          </table:table-cell>
          <table:table-cell table:style-name="ce57" table:formula="of:=[.HX8]+1" office:value-type="date" office:date-value="2016-06-10">
            <text:p>6/10/2016</text:p>
          </table:table-cell>
          <table:table-cell table:style-name="ce57" table:formula="of:=[.HY8]+1" office:value-type="date" office:date-value="2016-06-11">
            <text:p>6/11/2016</text:p>
          </table:table-cell>
          <table:table-cell table:style-name="ce57" table:formula="of:=[.HZ8]+1" office:value-type="date" office:date-value="2016-06-12">
            <text:p>6/12/2016</text:p>
          </table:table-cell>
          <table:table-cell table:style-name="ce57" table:formula="of:=[.IA8]+1" office:value-type="date" office:date-value="2016-06-13">
            <text:p>6/13/2016</text:p>
          </table:table-cell>
          <table:table-cell table:style-name="ce57" table:formula="of:=[.IB8]+1" office:value-type="date" office:date-value="2016-06-14">
            <text:p>6/14/2016</text:p>
          </table:table-cell>
          <table:table-cell table:style-name="ce57" table:formula="of:=[.IC8]+1" office:value-type="date" office:date-value="2016-06-15">
            <text:p>6/15/2016</text:p>
          </table:table-cell>
          <table:table-cell table:style-name="ce57" table:formula="of:=[.ID8]+1" office:value-type="date" office:date-value="2016-06-16">
            <text:p>6/16/2016</text:p>
          </table:table-cell>
          <table:table-cell table:style-name="ce57" table:formula="of:=[.IE8]+1" office:value-type="date" office:date-value="2016-06-17">
            <text:p>6/17/2016</text:p>
          </table:table-cell>
          <table:table-cell table:style-name="ce57" table:formula="of:=[.IF8]+1" office:value-type="date" office:date-value="2016-06-18">
            <text:p>6/18/2016</text:p>
          </table:table-cell>
          <table:table-cell table:style-name="ce57" table:formula="of:=[.IG8]+1" office:value-type="date" office:date-value="2016-06-19">
            <text:p>6/19/2016</text:p>
          </table:table-cell>
          <table:table-cell table:style-name="ce57" table:formula="of:=[.IH8]+1" office:value-type="date" office:date-value="2016-06-20">
            <text:p>6/20/2016</text:p>
          </table:table-cell>
          <table:table-cell table:style-name="ce57" table:formula="of:=[.II8]+1" office:value-type="date" office:date-value="2016-06-21">
            <text:p>6/21/2016</text:p>
          </table:table-cell>
          <table:table-cell table:style-name="ce57" table:formula="of:=[.IJ8]+1" office:value-type="date" office:date-value="2016-06-22">
            <text:p>6/22/2016</text:p>
          </table:table-cell>
          <table:table-cell table:style-name="ce57" table:formula="of:=[.IK8]+1" office:value-type="date" office:date-value="2016-06-23">
            <text:p>6/23/2016</text:p>
          </table:table-cell>
          <table:table-cell table:style-name="ce57" table:formula="of:=[.IL8]+1" office:value-type="date" office:date-value="2016-06-24">
            <text:p>6/24/2016</text:p>
          </table:table-cell>
          <table:table-cell table:style-name="ce57" table:formula="of:=[.IM8]+1" office:value-type="date" office:date-value="2016-06-25">
            <text:p>6/25/2016</text:p>
          </table:table-cell>
          <table:table-cell table:style-name="ce57" table:formula="of:=[.IN8]+1" office:value-type="date" office:date-value="2016-06-26">
            <text:p>6/26/2016</text:p>
          </table:table-cell>
          <table:table-cell table:number-columns-repeated="7"/>
        </table:table-row>
        <table:table-row table:style-name="ro4">
          <table:table-cell table:style-name="ce5" office:value-type="string">
            <office:annotation draw:style-name="gr4" draw:text-style-name="P4" svg:width="3.768cm" svg:height="2.602cm" svg:x="1.28cm" svg:y="6.393cm" draw:caption-point-x="-0.428cm" draw:caption-point-y="-2.363cm">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2" office:value-type="string">
            <text:p>Aufgabe</text:p>
          </table:table-cell>
          <table:table-cell table:style-name="ce20" office:value-type="string">
            <text:p>Zuständig</text:p>
          </table:table-cell>
          <table:table-cell table:style-name="ce24" office:value-type="string">
            <office:annotation draw:style-name="gr4" draw:text-style-name="P4" svg:width="5.414cm" svg:height="2.624cm" svg:x="10.405cm" svg:y="6.393cm" draw:caption-point-x="-1.125cm" draw:caption-point-y="-2.363cm">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4" office:value-type="string">
            <office:annotation draw:style-name="gr4" draw:text-style-name="P4" svg:width="7.107cm" svg:height="2.647cm" svg:x="11.658cm" svg:y="6.393cm" draw:caption-point-x="-0.93cm" draw:caption-point-y="-2.363cm">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e</text:p>
          </table:table-cell>
          <table:table-cell table:style-name="ce34" office:value-type="string">
            <office:annotation draw:style-name="gr4" draw:text-style-name="P4" svg:width="7.568cm" svg:height="3.83cm" svg:x="12.297cm" svg:y="6.393cm" draw:caption-point-x="-0.65cm" draw:caption-point-y="-2.363cm">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auer (Tage)</text:p>
          </table:table-cell>
          <table:table-cell table:style-name="ce37" office:value-type="string">
            <office:annotation draw:style-name="gr4" draw:text-style-name="P4" svg:width="8.405cm" svg:height="3.569cm" svg:x="13.691cm" svg:y="5.782cm" draw:caption-point-x="-0.901cm" draw:caption-point-y="-1.752cm">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fertig</text:p>
          </table:table-cell>
          <table:table-cell table:style-name="ce34" office:value-type="string">
            <office:annotation draw:style-name="gr4" draw:text-style-name="P4" svg:width="8.595cm" svg:height="2.982cm" svg:x="13.969cm" svg:y="6.393cm" draw:caption-point-x="-0.483cm" draw:caption-point-y="-2.363cm">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Arbeitstage</text:p>
          </table:table-cell>
          <table:table-cell table:style-name="ce37" office:value-type="string">
            <office:annotation draw:style-name="gr4" draw:text-style-name="P4" svg:width="6.684cm" svg:height="2.202cm" svg:x="15.144cm" svg:y="6.393cm" draw:caption-point-x="-0.845cm" draw:caption-point-y="-2.363cm">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Tage erledigt</text:p>
          </table:table-cell>
          <table:table-cell table:style-name="ce37" office:value-type="string">
            <office:annotation draw:style-name="gr4" draw:text-style-name="P4" svg:width="6.383cm" svg:height="2.391cm" svg:x="14.867cm" svg:y="6.393cm" draw:caption-point-x="0.128cm" draw:caption-point-y="-2.363cm">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Tage verbleibend</text:p>
          </table:table-cell>
          <table:table-cell table:style-name="ce50"/>
          <table:table-cell table:style-name="ce54" table:formula="of:=[.L8]" office:value-type="date" office:date-value="2015-11-02" table:number-columns-spanned="7" table:number-rows-spanned="1">
            <text:p>02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S8]" office:value-type="date" office:date-value="2015-11-09" table:number-columns-spanned="7" table:number-rows-spanned="1">
            <text:p>09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Z8]" office:value-type="date" office:date-value="2015-11-16" table:number-columns-spanned="7" table:number-rows-spanned="1">
            <text:p>16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G8]" office:value-type="date" office:date-value="2015-11-23" table:number-columns-spanned="7" table:number-rows-spanned="1">
            <text:p>23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N8]" office:value-type="date" office:date-value="2015-11-30" table:number-columns-spanned="7" table:number-rows-spanned="1">
            <text:p>30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U8]" office:value-type="date" office:date-value="2015-12-07" table:number-columns-spanned="7" table:number-rows-spanned="1">
            <text:p>07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B8]" office:value-type="date" office:date-value="2015-12-14" table:number-columns-spanned="7" table:number-rows-spanned="1">
            <text:p>14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I8]" office:value-type="date" office:date-value="2015-12-21" table:number-columns-spanned="7" table:number-rows-spanned="1">
            <text:p>21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P8]" office:value-type="date" office:date-value="2015-12-28" table:number-columns-spanned="7" table:number-rows-spanned="1">
            <text:p>28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W8]" office:value-type="date" office:date-value="2016-01-04" table:number-columns-spanned="7" table:number-rows-spanned="1">
            <text:p>04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D8]" office:value-type="date" office:date-value="2016-01-11" table:number-columns-spanned="7" table:number-rows-spanned="1">
            <text:p>11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K8]" office:value-type="date" office:date-value="2016-01-18" table:number-columns-spanned="7" table:number-rows-spanned="1">
            <text:p>18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R8]" office:value-type="date" office:date-value="2016-01-25" table:number-columns-spanned="7" table:number-rows-spanned="1">
            <text:p>25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Y8]" office:value-type="date" office:date-value="2016-02-01" table:number-columns-spanned="7" table:number-rows-spanned="1">
            <text:p>01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F8]" office:value-type="date" office:date-value="2016-02-08" table:number-columns-spanned="7" table:number-rows-spanned="1">
            <text:p>08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M8]" office:value-type="date" office:date-value="2016-02-15" table:number-columns-spanned="7" table:number-rows-spanned="1">
            <text:p>15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T8]" office:value-type="date" office:date-value="2016-02-22" table:number-columns-spanned="7" table:number-rows-spanned="1">
            <text:p>22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A8]" office:value-type="date" office:date-value="2016-02-29" table:number-columns-spanned="7" table:number-rows-spanned="1">
            <text:p>29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H8]" office:value-type="date" office:date-value="2016-03-07" table:number-columns-spanned="7" table:number-rows-spanned="1">
            <text:p>07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O8]" office:value-type="date" office:date-value="2016-03-14" table:number-columns-spanned="7" table:number-rows-spanned="1">
            <text:p>14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V8]" office:value-type="date" office:date-value="2016-03-21" table:number-columns-spanned="7" table:number-rows-spanned="1">
            <text:p>21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C8]" office:value-type="date" office:date-value="2016-03-28" table:number-columns-spanned="7" table:number-rows-spanned="1">
            <text:p>28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J8]" office:value-type="date" office:date-value="2016-04-04" table:number-columns-spanned="7" table:number-rows-spanned="1">
            <text:p>04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Q8]" office:value-type="date" office:date-value="2016-04-11" table:number-columns-spanned="7" table:number-rows-spanned="1">
            <text:p>11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X8]" office:value-type="date" office:date-value="2016-04-18" table:number-columns-spanned="7" table:number-rows-spanned="1">
            <text:p>18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E8]" office:value-type="date" office:date-value="2016-04-25" table:number-columns-spanned="7" table:number-rows-spanned="1">
            <text:p>25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L8]" office:value-type="date" office:date-value="2016-05-02" table:number-columns-spanned="7" table:number-rows-spanned="1">
            <text:p>02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S8]" office:value-type="date" office:date-value="2016-05-09" table:number-columns-spanned="7" table:number-rows-spanned="1">
            <text:p>09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Z8]" office:value-type="date" office:date-value="2016-05-16" table:number-columns-spanned="7" table:number-rows-spanned="1">
            <text:p>16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G8]" office:value-type="date" office:date-value="2016-05-23" table:number-columns-spanned="7" table:number-rows-spanned="1">
            <text:p>23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N8]" office:value-type="date" office:date-value="2016-05-30" table:number-columns-spanned="7" table:number-rows-spanned="1">
            <text:p>30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U8]" office:value-type="date" office:date-value="2016-06-06" table:number-columns-spanned="7" table:number-rows-spanned="1">
            <text:p>06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IB8]" office:value-type="date" office:date-value="2016-06-13" table:number-columns-spanned="7" table:number-rows-spanned="1">
            <text:p>13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II8]" office:value-type="date" office:date-value="2016-06-20" table:number-columns-spanned="7" table:number-rows-spanned="1">
            <text:p>20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60" table:number-columns-repeated="7"/>
        </table:table-row>
        <table:table-row table:style-name="ro2">
          <table:table-cell table:style-name="ce6"/>
          <table:table-cell table:style-name="ce9" table:number-columns-repeated="3"/>
          <table:table-cell table:style-name="ce30" table:number-columns-repeated="2"/>
          <table:table-cell table:style-name="ce9"/>
          <table:table-cell table:style-name="ce30"/>
          <table:table-cell table:style-name="ce9" table:number-columns-repeated="248"/>
        </table:table-row>
        <table:table-row table:style-name="ro2">
          <table:table-cell table:style-name="ce7" office:value-type="string">
            <text:p>1</text:p>
          </table:table-cell>
          <table:table-cell table:style-name="ce13" office:value-type="string">
            <text:p>Website</text:p>
          </table:table-cell>
          <table:table-cell table:style-name="ce21" office:value-type="string">
            <text:p>Lukas</text:p>
          </table:table-cell>
          <table:table-cell table:style-name="ce25" office:value-type="date" office:date-value="2016-01-02">
            <text:p>2.01.16</text:p>
          </table:table-cell>
          <table:table-cell table:style-name="ce31" table:formula="of:=[.D11]+[.F11]" office:value-type="date" office:date-value="2016-11-16">
            <text:p>16.11.16</text:p>
          </table:table-cell>
          <table:table-cell table:style-name="ce35" table:formula="of:=MAX([.E12:.E25])-[.D11]" office:value-type="float" office:value="319">
            <text:p>319</text:p>
          </table:table-cell>
          <table:table-cell table:style-name="ce38" table:formula="of:=SUMPRODUCT([.F12:.F25];[.G12:.G25])/SUM([.F12:.F25])" office:value-type="percentage" office:value="0">
            <text:p>0%</text:p>
          </table:table-cell>
          <table:table-cell table:style-name="ce41" table:formula="of:=NETWORKDAYS([.D11];[.E11])" office:value-type="float" office:value="228">
            <text:p>228</text:p>
          </table:table-cell>
          <table:table-cell table:style-name="ce43" table:formula="of:=ROUNDDOWN([.G11]*[.F11];0)" office:value-type="float" office:value="0">
            <text:p>0</text:p>
          </table:table-cell>
          <table:table-cell table:style-name="ce41" table:formula="of:=[.F11]-[.I11]" office:value-type="float" office:value="319">
            <text:p>319</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1</text:p>
          </table:table-cell>
          <table:table-cell table:style-name="ce14" office:value-type="string">
            <text:p>Hosting</text:p>
          </table:table-cell>
          <table:table-cell table:style-name="ce22" office:value-type="string">
            <text:p>Lukas</text:p>
          </table:table-cell>
          <table:table-cell table:style-name="ce26" office:value-type="date" office:date-value="2016-01-04">
            <text:p>4.01.16</text:p>
          </table:table-cell>
          <table:table-cell table:style-name="ce31" table:formula="of:=[.D12]+[.F12]" office:value-type="date" office:date-value="2016-01-05">
            <text:p>5.01.16</text:p>
          </table:table-cell>
          <table:table-cell table:style-name="ce36" office:value-type="float" office:value="1">
            <text:p>1</text:p>
          </table:table-cell>
          <table:table-cell table:style-name="ce39" office:value-type="percentage" office:value="0">
            <text:p>0%</text:p>
          </table:table-cell>
          <table:table-cell table:style-name="ce42" table:formula="of:=NETWORKDAYS([.D12];[.E12])" office:value-type="float" office:value="2">
            <text:p>2</text:p>
          </table:table-cell>
          <table:table-cell table:style-name="ce44" table:formula="of:=ROUNDDOWN([.G12]*[.F12];0)" office:value-type="float" office:value="0">
            <text:p>0</text:p>
          </table:table-cell>
          <table:table-cell table:style-name="ce42" table:formula="of:=[.F12]-[.I12]" office:value-type="float" office:value="1">
            <text:p>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2</text:p>
          </table:table-cell>
          <table:table-cell table:style-name="ce14" office:value-type="string">
            <text:p>Installation CMS</text:p>
          </table:table-cell>
          <table:table-cell table:style-name="ce22" office:value-type="string">
            <text:p>Lukas</text:p>
          </table:table-cell>
          <table:table-cell table:style-name="ce26" office:value-type="date" office:date-value="2016-01-11">
            <text:p>11.01.16</text:p>
          </table:table-cell>
          <table:table-cell table:style-name="ce31" table:formula="of:=[.D13]+[.F13]" office:value-type="date" office:date-value="2016-01-18">
            <text:p>18.01.16</text:p>
          </table:table-cell>
          <table:table-cell table:style-name="ce36" office:value-type="float" office:value="7">
            <text:p>7</text:p>
          </table:table-cell>
          <table:table-cell table:style-name="ce39" office:value-type="percentage" office:value="0">
            <text:p>0%</text:p>
          </table:table-cell>
          <table:table-cell table:style-name="ce42" table:formula="of:=NETWORKDAYS([.D13];[.E13])" office:value-type="float" office:value="6">
            <text:p>6</text:p>
          </table:table-cell>
          <table:table-cell table:style-name="ce44" table:formula="of:=ROUNDDOWN([.G13]*[.F13];0)" office:value-type="float" office:value="0">
            <text:p>0</text:p>
          </table:table-cell>
          <table:table-cell table:style-name="ce42" table:formula="of:=[.F13]-[.I13]"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3</text:p>
          </table:table-cell>
          <table:table-cell table:style-name="ce14" office:value-type="string">
            <text:p>Frontend Funktionalität Anmeldeformular</text:p>
          </table:table-cell>
          <table:table-cell table:style-name="ce22" office:value-type="string">
            <text:p>Lukas</text:p>
          </table:table-cell>
          <table:table-cell table:style-name="ce26" office:value-type="date" office:date-value="2016-01-18">
            <text:p>18.01.16</text:p>
          </table:table-cell>
          <table:table-cell table:style-name="ce31" table:formula="of:=[.D14]+[.F14]" office:value-type="date" office:date-value="2016-02-08">
            <text:p>8.02.16</text:p>
          </table:table-cell>
          <table:table-cell table:style-name="ce36" office:value-type="float" office:value="21">
            <text:p>21</text:p>
          </table:table-cell>
          <table:table-cell table:style-name="ce39" office:value-type="percentage" office:value="0">
            <text:p>0%</text:p>
          </table:table-cell>
          <table:table-cell table:style-name="ce42" table:formula="of:=NETWORKDAYS([.D14];[.E14])" office:value-type="float" office:value="16">
            <text:p>16</text:p>
          </table:table-cell>
          <table:table-cell table:style-name="ce44" table:formula="of:=ROUNDDOWN([.G14]*[.F14];0)" office:value-type="float" office:value="0">
            <text:p>0</text:p>
          </table:table-cell>
          <table:table-cell table:style-name="ce42" table:formula="of:=[.F14]-[.I14]" office:value-type="float" office:value="21">
            <text:p>2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4</text:p>
          </table:table-cell>
          <table:table-cell table:style-name="ce14" office:value-type="string">
            <text:p>Tests Anmeldeformular</text:p>
          </table:table-cell>
          <table:table-cell table:style-name="ce22" office:value-type="string">
            <text:p>Roli/Lutz</text:p>
          </table:table-cell>
          <table:table-cell table:style-name="ce26" office:value-type="date" office:date-value="2016-02-08">
            <text:p>8.02.16</text:p>
          </table:table-cell>
          <table:table-cell table:style-name="ce31" table:formula="of:=[.D15]+[.F15]" office:value-type="date" office:date-value="2016-02-15">
            <text:p>15.02.16</text:p>
          </table:table-cell>
          <table:table-cell table:style-name="ce36" office:value-type="float" office:value="7">
            <text:p>7</text:p>
          </table:table-cell>
          <table:table-cell table:style-name="ce39" office:value-type="percentage" office:value="0">
            <text:p>0%</text:p>
          </table:table-cell>
          <table:table-cell table:style-name="ce42" table:formula="of:=NETWORKDAYS([.D15];[.E15])" office:value-type="float" office:value="6">
            <text:p>6</text:p>
          </table:table-cell>
          <table:table-cell table:style-name="ce44" table:formula="of:=ROUNDDOWN([.G15]*[.F15];0)" office:value-type="float" office:value="0">
            <text:p>0</text:p>
          </table:table-cell>
          <table:table-cell table:style-name="ce42" table:formula="of:=[.F15]-[.I15]"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text:p>
          </table:table-cell>
          <table:table-cell table:style-name="ce14" office:value-type="string">
            <text:p>Schnittstelle Anmeldefomular &lt;&gt; Billomat</text:p>
          </table:table-cell>
          <table:table-cell table:style-name="ce22" office:value-type="string">
            <text:p>Lukas</text:p>
          </table:table-cell>
          <table:table-cell table:style-name="ce26" office:value-type="date" office:date-value="2016-02-15">
            <text:p>15.02.16</text:p>
          </table:table-cell>
          <table:table-cell table:style-name="ce31" table:formula="of:=[.D16]+[.F16]" office:value-type="date" office:date-value="2016-03-17">
            <text:p>17.03.16</text:p>
          </table:table-cell>
          <table:table-cell table:style-name="ce36" office:value-type="float" office:value="31">
            <text:p>31</text:p>
          </table:table-cell>
          <table:table-cell table:style-name="ce39" office:value-type="percentage" office:value="0">
            <text:p>0%</text:p>
          </table:table-cell>
          <table:table-cell table:style-name="ce42" table:formula="of:=NETWORKDAYS([.D16];[.E16])" office:value-type="float" office:value="24">
            <text:p>24</text:p>
          </table:table-cell>
          <table:table-cell table:style-name="ce44" table:formula="of:=ROUNDDOWN([.G16]*[.F16];0)" office:value-type="float" office:value="0">
            <text:p>0</text:p>
          </table:table-cell>
          <table:table-cell table:style-name="ce42" table:formula="of:=[.F16]-[.I16]" office:value-type="float" office:value="31">
            <text:p>3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6</text:p>
          </table:table-cell>
          <table:table-cell table:style-name="ce14" office:value-type="string">
            <text:p>Tests Anmeldeformular &amp; Billomat</text:p>
          </table:table-cell>
          <table:table-cell table:style-name="ce22" office:value-type="string">
            <text:p>Roli/Lutz</text:p>
          </table:table-cell>
          <table:table-cell table:style-name="ce26" office:value-type="date" office:date-value="2016-03-17">
            <text:p>17.03.16</text:p>
          </table:table-cell>
          <table:table-cell table:style-name="ce31" table:formula="of:=[.D17]+[.F17]" office:value-type="date" office:date-value="2016-03-24">
            <text:p>24.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17];[.E17])" office:value-type="float" office:value="6">
            <text:p>6</text:p>
          </table:table-cell>
          <table:table-cell table:style-name="ce44" table:formula="of:=ROUNDDOWN([.G17]*[.F17];0)" office:value-type="float" office:value="0">
            <text:p>0</text:p>
          </table:table-cell>
          <table:table-cell table:style-name="ce42" table:formula="of:=[.F17]-[.I17]"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7</text:p>
          </table:table-cell>
          <table:table-cell table:style-name="ce15" office:value-type="string">
            <text:p>Korrekturen Anmeldeformular &amp; Billomat</text:p>
          </table:table-cell>
          <table:table-cell table:style-name="ce22" office:value-type="string">
            <text:p>Lukas</text:p>
          </table:table-cell>
          <table:table-cell table:style-name="ce26" office:value-type="date" office:date-value="2016-03-24">
            <text:p>24.03.16</text:p>
          </table:table-cell>
          <table:table-cell table:style-name="ce31" table:formula="of:=[.D18]+[.F18]" office:value-type="date" office:date-value="2016-03-31">
            <text:p>31.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18];[.E18])" office:value-type="float" office:value="6">
            <text:p>6</text:p>
          </table:table-cell>
          <table:table-cell table:style-name="ce44" table:formula="of:=ROUNDDOWN([.G18]*[.F18];0)" office:value-type="float" office:value="0">
            <text:p>0</text:p>
          </table:table-cell>
          <table:table-cell table:style-name="ce42" table:formula="of:=[.F18]-[.I18]"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8</text:p>
          </table:table-cell>
          <table:table-cell table:style-name="ce14" office:value-type="string">
            <text:p>Layout</text:p>
          </table:table-cell>
          <table:table-cell table:style-name="ce22" office:value-type="string">
            <text:p>Ruth</text:p>
          </table:table-cell>
          <table:table-cell table:style-name="ce26" office:value-type="date" office:date-value="2016-03-01">
            <text:p>1.03.16</text:p>
          </table:table-cell>
          <table:table-cell table:style-name="ce31" table:formula="of:=[.D19]+[.F19]" office:value-type="date" office:date-value="2016-04-20">
            <text:p>20.04.16</text:p>
          </table:table-cell>
          <table:table-cell table:style-name="ce36" office:value-type="float" office:value="50">
            <text:p>50</text:p>
          </table:table-cell>
          <table:table-cell table:style-name="ce39" office:value-type="percentage" office:value="0">
            <text:p>0%</text:p>
          </table:table-cell>
          <table:table-cell table:style-name="ce42" table:formula="of:=NETWORKDAYS([.D19];[.E19])" office:value-type="float" office:value="37">
            <text:p>37</text:p>
          </table:table-cell>
          <table:table-cell table:style-name="ce44" table:formula="of:=ROUNDDOWN([.G19]*[.F19];0)" office:value-type="float" office:value="0">
            <text:p>0</text:p>
          </table:table-cell>
          <table:table-cell table:style-name="ce42" table:formula="of:=[.F19]-[.I19]" office:value-type="float" office:value="50">
            <text:p>5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9</text:p>
          </table:table-cell>
          <table:table-cell table:style-name="ce15" office:value-type="string">
            <text:p>Inhaltserstellung für jede Reise</text:p>
          </table:table-cell>
          <table:table-cell table:style-name="ce22" office:value-type="string">
            <text:p>Orgas</text:p>
          </table:table-cell>
          <table:table-cell table:style-name="ce26" office:value-type="date" office:date-value="2016-05-02">
            <text:p>2.05.16</text:p>
          </table:table-cell>
          <table:table-cell table:style-name="ce31" table:formula="of:=[.D20]+[.F20]" office:value-type="date" office:date-value="2016-06-01">
            <text:p>1.06.16</text:p>
          </table:table-cell>
          <table:table-cell table:style-name="ce36" office:value-type="float" office:value="30">
            <text:p>30</text:p>
          </table:table-cell>
          <table:table-cell table:style-name="ce39" office:value-type="percentage" office:value="0">
            <text:p>0%</text:p>
          </table:table-cell>
          <table:table-cell table:style-name="ce42" table:formula="of:=NETWORKDAYS([.D20];[.E20])" office:value-type="float" office:value="23">
            <text:p>23</text:p>
          </table:table-cell>
          <table:table-cell table:style-name="ce44" table:formula="of:=ROUNDDOWN([.G20]*[.F20];0)" office:value-type="float" office:value="0">
            <text:p>0</text:p>
          </table:table-cell>
          <table:table-cell table:style-name="ce42" table:formula="of:=[.F20]-[.I20]"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0</text:p>
          </table:table-cell>
          <table:table-cell table:style-name="ce15" office:value-type="string">
            <text:p>Inhalte abfüllen für jede Reise</text:p>
          </table:table-cell>
          <table:table-cell table:style-name="ce22" office:value-type="string">
            <text:p>Ruth</text:p>
          </table:table-cell>
          <table:table-cell table:style-name="ce26" office:value-type="date" office:date-value="2016-06-01">
            <text:p>1.06.16</text:p>
          </table:table-cell>
          <table:table-cell table:style-name="ce31" table:formula="of:=[.D21]+[.F21]" office:value-type="date" office:date-value="2016-07-16">
            <text:p>16.07.16</text:p>
          </table:table-cell>
          <table:table-cell table:style-name="ce36" office:value-type="float" office:value="45">
            <text:p>45</text:p>
          </table:table-cell>
          <table:table-cell table:style-name="ce39" office:value-type="percentage" office:value="0">
            <text:p>0%</text:p>
          </table:table-cell>
          <table:table-cell table:style-name="ce42" table:formula="of:=NETWORKDAYS([.D21];[.E21])" office:value-type="float" office:value="33">
            <text:p>33</text:p>
          </table:table-cell>
          <table:table-cell table:style-name="ce44" table:formula="of:=ROUNDDOWN([.G21]*[.F21];0)" office:value-type="float" office:value="0">
            <text:p>0</text:p>
          </table:table-cell>
          <table:table-cell table:style-name="ce42" table:formula="of:=[.F21]-[.I21]" office:value-type="float" office:value="45">
            <text:p>4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1</text:p>
          </table:table-cell>
          <table:table-cell table:style-name="ce15" office:value-type="string">
            <text:p>Dummy</text:p>
          </table:table-cell>
          <table:table-cell table:style-name="ce22"/>
          <table:table-cell table:style-name="ce26" office:value-type="date" office:date-value="2016-06-01">
            <text:p>1.06.16</text:p>
          </table:table-cell>
          <table:table-cell table:style-name="ce31" table:formula="of:=[.D22]+[.F22]" office:value-type="date" office:date-value="2016-06-01">
            <text:p>1.06.16</text:p>
          </table:table-cell>
          <table:table-cell table:style-name="ce36" office:value-type="float" office:value="0">
            <text:p>0</text:p>
          </table:table-cell>
          <table:table-cell table:style-name="ce39" office:value-type="percentage" office:value="0">
            <text:p>0%</text:p>
          </table:table-cell>
          <table:table-cell table:style-name="ce42" table:formula="of:=NETWORKDAYS([.D22];[.E22])" office:value-type="float" office:value="1">
            <text:p>1</text:p>
          </table:table-cell>
          <table:table-cell table:style-name="ce44" table:formula="of:=ROUNDDOWN([.G22]*[.F22];0)" office:value-type="float" office:value="0">
            <text:p>0</text:p>
          </table:table-cell>
          <table:table-cell table:style-name="ce42" table:formula="of:=[.F22]-[.I22]" office:value-type="float" office:value="0">
            <text:p>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20</text:p>
          </table:table-cell>
          <table:table-cell table:style-name="ce14" office:value-type="string">
            <text:p>Abschlusstests</text:p>
          </table:table-cell>
          <table:table-cell table:style-name="ce22" office:value-type="string">
            <text:p>alle</text:p>
          </table:table-cell>
          <table:table-cell table:style-name="ce26" office:value-type="date" office:date-value="2016-08-19">
            <text:p>19.08.16</text:p>
          </table:table-cell>
          <table:table-cell table:style-name="ce31" table:formula="of:=[.D23]+[.F23]" office:value-type="date" office:date-value="2016-08-26">
            <text:p>26.08.16</text:p>
          </table:table-cell>
          <table:table-cell table:style-name="ce36" office:value-type="float" office:value="7">
            <text:p>7</text:p>
          </table:table-cell>
          <table:table-cell table:style-name="ce39" office:value-type="percentage" office:value="0">
            <text:p>0%</text:p>
          </table:table-cell>
          <table:table-cell table:style-name="ce42" table:formula="of:=NETWORKDAYS([.D23];[.E23])" office:value-type="float" office:value="6">
            <text:p>6</text:p>
          </table:table-cell>
          <table:table-cell table:style-name="ce44" table:formula="of:=ROUNDDOWN([.G23]*[.F23];0)" office:value-type="float" office:value="0">
            <text:p>0</text:p>
          </table:table-cell>
          <table:table-cell table:style-name="ce42" table:formula="of:=[.F23]-[.I23]"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30</text:p>
          </table:table-cell>
          <table:table-cell table:style-name="ce14" office:value-type="string">
            <text:p>Aufschaltung Website v. 1.0</text:p>
          </table:table-cell>
          <table:table-cell table:style-name="ce22" office:value-type="string">
            <text:p>alle</text:p>
          </table:table-cell>
          <table:table-cell table:style-name="ce26" office:value-type="date" office:date-value="2016-08-30">
            <text:p>30.08.16</text:p>
          </table:table-cell>
          <table:table-cell table:style-name="ce31" table:formula="of:=[.D24]+[.F24]" office:value-type="date" office:date-value="2016-08-31">
            <text:p>31.08.16</text:p>
          </table:table-cell>
          <table:table-cell table:style-name="ce36" office:value-type="float" office:value="1">
            <text:p>1</text:p>
          </table:table-cell>
          <table:table-cell table:style-name="ce39" office:value-type="percentage" office:value="0">
            <text:p>0%</text:p>
          </table:table-cell>
          <table:table-cell table:style-name="ce42" table:formula="of:=NETWORKDAYS([.D24];[.E24])" office:value-type="float" office:value="2">
            <text:p>2</text:p>
          </table:table-cell>
          <table:table-cell table:style-name="ce44" table:formula="of:=ROUNDDOWN([.G24]*[.F24];0)" office:value-type="float" office:value="0">
            <text:p>0</text:p>
          </table:table-cell>
          <table:table-cell table:style-name="ce42" table:formula="of:=[.F24]-[.I24]" office:value-type="float" office:value="1">
            <text:p>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40</text:p>
          </table:table-cell>
          <table:table-cell table:style-name="ce14" office:value-type="string">
            <text:p>Blog für Reisen</text:p>
          </table:table-cell>
          <table:table-cell table:style-name="ce22" office:value-type="string">
            <text:p>Lukas</text:p>
          </table:table-cell>
          <table:table-cell table:style-name="ce26" office:value-type="date" office:date-value="2016-11-01">
            <text:p>1.11.16</text:p>
          </table:table-cell>
          <table:table-cell table:style-name="ce31" table:formula="of:=[.D25]+[.F25]" office:value-type="date" office:date-value="2016-11-16">
            <text:p>16.11.16</text:p>
          </table:table-cell>
          <table:table-cell table:style-name="ce36" office:value-type="float" office:value="15">
            <text:p>15</text:p>
          </table:table-cell>
          <table:table-cell table:style-name="ce39" office:value-type="percentage" office:value="0">
            <text:p>0%</text:p>
          </table:table-cell>
          <table:table-cell table:style-name="ce42" table:formula="of:=NETWORKDAYS([.D25];[.E25])" office:value-type="float" office:value="12">
            <text:p>12</text:p>
          </table:table-cell>
          <table:table-cell table:style-name="ce44" table:formula="of:=ROUNDDOWN([.G25]*[.F25];0)" office:value-type="float" office:value="0">
            <text:p>0</text:p>
          </table:table-cell>
          <table:table-cell table:style-name="ce42" table:formula="of:=[.F25]-[.I25]" office:value-type="float" office:value="15">
            <text:p>15</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2</text:p>
          </table:table-cell>
          <table:table-cell table:style-name="ce13" office:value-type="string">
            <text:p>Landingpages</text:p>
          </table:table-cell>
          <table:table-cell table:style-name="ce21" office:value-type="string">
            <text:p>Ruth</text:p>
          </table:table-cell>
          <table:table-cell table:style-name="ce25" office:value-type="date" office:date-value="2016-03-01">
            <text:p>1.03.16</text:p>
          </table:table-cell>
          <table:table-cell table:style-name="ce31" table:formula="of:=[.D26]+[.F26]" office:value-type="date" office:date-value="2016-08-15">
            <text:p>15.08.16</text:p>
          </table:table-cell>
          <table:table-cell table:style-name="ce35" table:formula="of:=MAX([.E27:.E30])-[.D26]" office:value-type="float" office:value="167">
            <text:p>167</text:p>
          </table:table-cell>
          <table:table-cell table:style-name="ce38" table:formula="of:=SUMPRODUCT([.F27:.F30];[.G27:.G30])/SUM([.F27:.F30])" office:value-type="percentage" office:value="0">
            <text:p>0%</text:p>
          </table:table-cell>
          <table:table-cell table:style-name="ce41" table:formula="of:=NETWORKDAYS([.D26];[.E26])" office:value-type="float" office:value="120">
            <text:p>120</text:p>
          </table:table-cell>
          <table:table-cell table:style-name="ce43" table:formula="of:=ROUNDDOWN([.G26]*[.F26];0)" office:value-type="float" office:value="0">
            <text:p>0</text:p>
          </table:table-cell>
          <table:table-cell table:style-name="ce41" table:formula="of:=[.F26]-[.I26]" office:value-type="float" office:value="167">
            <text:p>16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1</text:p>
          </table:table-cell>
          <table:table-cell table:style-name="ce14" office:value-type="string">
            <text:p>Basislayout ertellen</text:p>
          </table:table-cell>
          <table:table-cell table:style-name="ce22" office:value-type="string">
            <text:p>Ruth</text:p>
          </table:table-cell>
          <table:table-cell table:style-name="ce26" office:value-type="date" office:date-value="2016-03-01">
            <text:p>1.03.16</text:p>
          </table:table-cell>
          <table:table-cell table:style-name="ce32" table:formula="of:=[.D27]+[.F27]" office:value-type="date" office:date-value="2016-04-20">
            <text:p>20.04.16</text:p>
          </table:table-cell>
          <table:table-cell table:style-name="ce36" office:value-type="float" office:value="50">
            <text:p>50</text:p>
          </table:table-cell>
          <table:table-cell table:style-name="ce39" office:value-type="percentage" office:value="0">
            <text:p>0%</text:p>
          </table:table-cell>
          <table:table-cell table:style-name="ce42" table:formula="of:=NETWORKDAYS([.D27];[.E27])" office:value-type="float" office:value="37">
            <text:p>37</text:p>
          </table:table-cell>
          <table:table-cell table:style-name="ce44" table:formula="of:=ROUNDDOWN([.G27]*[.F27];0)" office:value-type="float" office:value="0">
            <text:p>0</text:p>
          </table:table-cell>
          <table:table-cell table:style-name="ce42" table:formula="of:=[.F27]-[.I27]" office:value-type="float" office:value="50">
            <text:p>5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2</text:p>
          </table:table-cell>
          <table:table-cell table:style-name="ce14" office:value-type="string">
            <text:p>Inhaltserstellung für jede Reise</text:p>
          </table:table-cell>
          <table:table-cell table:style-name="ce22" office:value-type="string">
            <text:p>Orgas</text:p>
          </table:table-cell>
          <table:table-cell table:style-name="ce26" office:value-type="date" office:date-value="2016-05-02">
            <text:p>2.05.16</text:p>
          </table:table-cell>
          <table:table-cell table:style-name="ce32" table:formula="of:=[.D28]+[.F28]" office:value-type="date" office:date-value="2016-06-01">
            <text:p>1.06.16</text:p>
          </table:table-cell>
          <table:table-cell table:style-name="ce36" office:value-type="float" office:value="30">
            <text:p>30</text:p>
          </table:table-cell>
          <table:table-cell table:style-name="ce39" office:value-type="percentage" office:value="0">
            <text:p>0%</text:p>
          </table:table-cell>
          <table:table-cell table:style-name="ce42" table:formula="of:=NETWORKDAYS([.D28];[.E28])" office:value-type="float" office:value="23">
            <text:p>23</text:p>
          </table:table-cell>
          <table:table-cell table:style-name="ce44" table:formula="of:=ROUNDDOWN([.G28]*[.F28];0)" office:value-type="float" office:value="0">
            <text:p>0</text:p>
          </table:table-cell>
          <table:table-cell table:style-name="ce42" table:formula="of:=[.F28]-[.I28]"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3</text:p>
          </table:table-cell>
          <table:table-cell table:style-name="ce14" office:value-type="string">
            <text:p>Landingpages erstellen für jede Reise</text:p>
          </table:table-cell>
          <table:table-cell table:style-name="ce22" office:value-type="string">
            <text:p>Ruth</text:p>
          </table:table-cell>
          <table:table-cell table:style-name="ce26" office:value-type="date" office:date-value="2016-06-01">
            <text:p>1.06.16</text:p>
          </table:table-cell>
          <table:table-cell table:style-name="ce32" table:formula="of:=[.D29]+[.F29]" office:value-type="date" office:date-value="2016-07-16">
            <text:p>16.07.16</text:p>
          </table:table-cell>
          <table:table-cell table:style-name="ce36" office:value-type="float" office:value="45">
            <text:p>45</text:p>
          </table:table-cell>
          <table:table-cell table:style-name="ce39" office:value-type="percentage" office:value="0">
            <text:p>0%</text:p>
          </table:table-cell>
          <table:table-cell table:style-name="ce42" table:formula="of:=NETWORKDAYS([.D29];[.E29])" office:value-type="float" office:value="33">
            <text:p>33</text:p>
          </table:table-cell>
          <table:table-cell table:style-name="ce44" table:formula="of:=ROUNDDOWN([.G29]*[.F29];0)" office:value-type="float" office:value="0">
            <text:p>0</text:p>
          </table:table-cell>
          <table:table-cell table:style-name="ce42" table:formula="of:=[.F29]-[.I29]" office:value-type="float" office:value="45">
            <text:p>4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4</text:p>
          </table:table-cell>
          <table:table-cell table:style-name="ce14" office:value-type="string">
            <text:p>SEO Optimierungen</text:p>
          </table:table-cell>
          <table:table-cell table:style-name="ce22" office:value-type="string">
            <text:p>Ruth/Lukas</text:p>
          </table:table-cell>
          <table:table-cell table:style-name="ce26" office:value-type="date" office:date-value="2016-08-08">
            <text:p>8.08.16</text:p>
          </table:table-cell>
          <table:table-cell table:style-name="ce32" table:formula="of:=[.D30]+[.F30]" office:value-type="date" office:date-value="2016-08-15">
            <text:p>15.08.16</text:p>
          </table:table-cell>
          <table:table-cell table:style-name="ce36" office:value-type="float" office:value="7">
            <text:p>7</text:p>
          </table:table-cell>
          <table:table-cell table:style-name="ce39" office:value-type="percentage" office:value="0">
            <text:p>0%</text:p>
          </table:table-cell>
          <table:table-cell table:style-name="ce42" table:formula="of:=NETWORKDAYS([.D30];[.E30])" office:value-type="float" office:value="6">
            <text:p>6</text:p>
          </table:table-cell>
          <table:table-cell table:style-name="ce44" table:formula="of:=ROUNDDOWN([.G30]*[.F30];0)" office:value-type="float" office:value="0">
            <text:p>0</text:p>
          </table:table-cell>
          <table:table-cell table:style-name="ce42" table:formula="of:=[.F30]-[.I30]"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3</text:p>
          </table:table-cell>
          <table:table-cell table:style-name="ce13" office:value-type="string">
            <text:p>Billomat</text:p>
          </table:table-cell>
          <table:table-cell table:style-name="ce21" office:value-type="string">
            <text:p>Lukas</text:p>
          </table:table-cell>
          <table:table-cell table:style-name="ce25" office:value-type="date" office:date-value="2016-04-25">
            <text:p>25.04.16</text:p>
          </table:table-cell>
          <table:table-cell table:style-name="ce31" table:formula="of:=[.D31]+[.F31]" office:value-type="date" office:date-value="2016-10-10">
            <text:p>10.10.16</text:p>
          </table:table-cell>
          <table:table-cell table:style-name="ce35" table:formula="of:=MAX([.E32:.E42])-[.D31]" office:value-type="float" office:value="168">
            <text:p>168</text:p>
          </table:table-cell>
          <table:table-cell table:style-name="ce38" table:formula="of:=SUMPRODUCT([.F32:.F42];[.G32:.G42])/SUM([.F32:.F42])" office:value-type="percentage" office:value="0">
            <text:p>0%</text:p>
          </table:table-cell>
          <table:table-cell table:style-name="ce41" table:formula="of:=NETWORKDAYS([.D31];[.E31])" office:value-type="float" office:value="121">
            <text:p>121</text:p>
          </table:table-cell>
          <table:table-cell table:style-name="ce43" table:formula="of:=ROUNDDOWN([.G31]*[.F31];0)" office:value-type="float" office:value="0">
            <text:p>0</text:p>
          </table:table-cell>
          <table:table-cell table:style-name="ce41" table:formula="of:=[.F31]-[.I31]" office:value-type="float" office:value="168">
            <text:p>168</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1</text:p>
          </table:table-cell>
          <table:table-cell table:style-name="ce14" office:value-type="string">
            <text:p>Kundenverwaltung</text:p>
          </table:table-cell>
          <table:table-cell table:style-name="ce22" office:value-type="string">
            <text:p>Lukas</text:p>
          </table:table-cell>
          <table:table-cell table:style-name="ce26" office:value-type="date" office:date-value="2016-03-01">
            <text:p>1.03.16</text:p>
          </table:table-cell>
          <table:table-cell table:style-name="ce32" table:formula="of:=[.D32]+[.F32]" office:value-type="date" office:date-value="2016-03-18">
            <text:p>18.03.16</text:p>
          </table:table-cell>
          <table:table-cell table:style-name="ce36" office:value-type="float" office:value="17">
            <text:p>17</text:p>
          </table:table-cell>
          <table:table-cell table:style-name="ce39" office:value-type="percentage" office:value="0">
            <text:p>0%</text:p>
          </table:table-cell>
          <table:table-cell table:style-name="ce42" table:formula="of:=NETWORKDAYS([.D32];[.E32])" office:value-type="float" office:value="14">
            <text:p>14</text:p>
          </table:table-cell>
          <table:table-cell table:style-name="ce44" table:formula="of:=ROUNDDOWN([.G32]*[.F32];0)" office:value-type="float" office:value="0">
            <text:p>0</text:p>
          </table:table-cell>
          <table:table-cell table:style-name="ce42" table:formula="of:=[.F32]-[.I32]" office:value-type="float" office:value="17">
            <text:p>1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2</text:p>
          </table:table-cell>
          <table:table-cell table:style-name="ce14" office:value-type="string">
            <text:p>Dokumentvorlagen</text:p>
          </table:table-cell>
          <table:table-cell table:style-name="ce22" office:value-type="string">
            <text:p>Lukas</text:p>
          </table:table-cell>
          <table:table-cell table:style-name="ce26" office:value-type="date" office:date-value="2016-03-01">
            <text:p>1.03.16</text:p>
          </table:table-cell>
          <table:table-cell table:style-name="ce32" table:formula="of:=[.D33]+[.F33]" office:value-type="date" office:date-value="2016-03-08">
            <text:p>8.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33];[.E33])" office:value-type="float" office:value="6">
            <text:p>6</text:p>
          </table:table-cell>
          <table:table-cell table:style-name="ce44" table:formula="of:=ROUNDDOWN([.G33]*[.F33];0)" office:value-type="float" office:value="0">
            <text:p>0</text:p>
          </table:table-cell>
          <table:table-cell table:style-name="ce42" table:formula="of:=[.F33]-[.I33]"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Artikelverwaltung</text:p>
          </table:table-cell>
          <table:table-cell table:style-name="ce22" office:value-type="string">
            <text:p>Lukas</text:p>
          </table:table-cell>
          <table:table-cell table:style-name="ce26" office:value-type="date" office:date-value="2016-05-12">
            <text:p>12.05.16</text:p>
          </table:table-cell>
          <table:table-cell table:style-name="ce32" table:formula="of:=[.D34]+[.F34]" office:value-type="date" office:date-value="2016-05-29">
            <text:p>29.05.16</text:p>
          </table:table-cell>
          <table:table-cell table:style-name="ce36" office:value-type="float" office:value="17">
            <text:p>17</text:p>
          </table:table-cell>
          <table:table-cell table:style-name="ce39" office:value-type="percentage" office:value="0">
            <text:p>0%</text:p>
          </table:table-cell>
          <table:table-cell table:style-name="ce42" table:formula="of:=NETWORKDAYS([.D34];[.E34])" office:value-type="float" office:value="12">
            <text:p>12</text:p>
          </table:table-cell>
          <table:table-cell table:style-name="ce44" table:formula="of:=ROUNDDOWN([.G34]*[.F34];0)" office:value-type="float" office:value="0">
            <text:p>0</text:p>
          </table:table-cell>
          <table:table-cell table:style-name="ce42" table:formula="of:=[.F34]-[.I34]" office:value-type="float" office:value="17">
            <text:p>1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Loginbereich</text:p>
          </table:table-cell>
          <table:table-cell table:style-name="ce22" office:value-type="string">
            <text:p>Lukas</text:p>
          </table:table-cell>
          <table:table-cell table:style-name="ce26" office:value-type="date" office:date-value="2016-05-29">
            <text:p>29.05.16</text:p>
          </table:table-cell>
          <table:table-cell table:style-name="ce32" table:formula="of:=[.D35]+[.F35]" office:value-type="date" office:date-value="2016-07-05">
            <text:p>5.07.16</text:p>
          </table:table-cell>
          <table:table-cell table:style-name="ce36" office:value-type="float" office:value="37">
            <text:p>37</text:p>
          </table:table-cell>
          <table:table-cell table:style-name="ce39" office:value-type="percentage" office:value="0">
            <text:p>0%</text:p>
          </table:table-cell>
          <table:table-cell table:style-name="ce42" table:formula="of:=NETWORKDAYS([.D35];[.E35])" office:value-type="float" office:value="27">
            <text:p>27</text:p>
          </table:table-cell>
          <table:table-cell table:style-name="ce44" table:formula="of:=ROUNDDOWN([.G35]*[.F35];0)" office:value-type="float" office:value="0">
            <text:p>0</text:p>
          </table:table-cell>
          <table:table-cell table:style-name="ce42" table:formula="of:=[.F35]-[.I35]" office:value-type="float" office:value="37">
            <text:p>3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4</text:p>
          </table:table-cell>
          <table:table-cell table:style-name="ce14" office:value-type="string">
            <text:p>Dokumentation</text:p>
          </table:table-cell>
          <table:table-cell table:style-name="ce22" office:value-type="string">
            <text:p>Lukas</text:p>
          </table:table-cell>
          <table:table-cell table:style-name="ce26" office:value-type="date" office:date-value="2016-08-05">
            <text:p>5.08.16</text:p>
          </table:table-cell>
          <table:table-cell table:style-name="ce32" table:formula="of:=[.D36]+[.F36]" office:value-type="date" office:date-value="2016-09-03">
            <text:p>3.09.16</text:p>
          </table:table-cell>
          <table:table-cell table:style-name="ce36" office:value-type="float" office:value="29">
            <text:p>29</text:p>
          </table:table-cell>
          <table:table-cell table:style-name="ce39" office:value-type="percentage" office:value="0">
            <text:p>0%</text:p>
          </table:table-cell>
          <table:table-cell table:style-name="ce42" table:formula="of:=NETWORKDAYS([.D36];[.E36])" office:value-type="float" office:value="21">
            <text:p>21</text:p>
          </table:table-cell>
          <table:table-cell table:style-name="ce44" table:formula="of:=ROUNDDOWN([.G36]*[.F36];0)" office:value-type="float" office:value="0">
            <text:p>0</text:p>
          </table:table-cell>
          <table:table-cell table:style-name="ce42" table:formula="of:=[.F36]-[.I36]" office:value-type="float" office:value="29">
            <text:p>29</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4</text:p>
          </table:table-cell>
          <table:table-cell table:style-name="ce13" office:value-type="string">
            <text:p>Wordpress</text:p>
          </table:table-cell>
          <table:table-cell table:style-name="ce21" office:value-type="string">
            <text:p>Lukas</text:p>
          </table:table-cell>
          <table:table-cell table:style-name="ce25" office:value-type="date" office:date-value="2016-10-01">
            <text:p>1.10.16</text:p>
          </table:table-cell>
          <table:table-cell table:style-name="ce31" table:formula="of:=[.D37]+[.F37]" office:value-type="date" office:date-value="2016-10-10">
            <text:p>10.10.16</text:p>
          </table:table-cell>
          <table:table-cell table:style-name="ce35" table:formula="of:=MAX([.E38:.E43])-[.D37]" office:value-type="float" office:value="9">
            <text:p>9</text:p>
          </table:table-cell>
          <table:table-cell table:style-name="ce38" table:formula="of:=SUMPRODUCT([.F38:.F43];[.G38:.G43])/SUM([.F38:.F43])" office:value-type="percentage" office:value="0">
            <text:p>0%</text:p>
          </table:table-cell>
          <table:table-cell table:style-name="ce41" table:formula="of:=NETWORKDAYS([.D37];[.E37])" office:value-type="float" office:value="6">
            <text:p>6</text:p>
          </table:table-cell>
          <table:table-cell table:style-name="ce43" table:formula="of:=ROUNDDOWN([.G37]*[.F37];0)" office:value-type="float" office:value="0">
            <text:p>0</text:p>
          </table:table-cell>
          <table:table-cell table:style-name="ce41" table:formula="of:=[.F37]-[.I37]" office:value-type="float" office:value="9">
            <text:p>9</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4.1</text:p>
          </table:table-cell>
          <table:table-cell table:style-name="ce14" office:value-type="string">
            <text:p>Installation CMS</text:p>
          </table:table-cell>
          <table:table-cell table:style-name="ce22" office:value-type="string">
            <text:p>Lukas</text:p>
          </table:table-cell>
          <table:table-cell table:style-name="ce26" office:value-type="date" office:date-value="2016-10-01">
            <text:p>1.10.16</text:p>
          </table:table-cell>
          <table:table-cell table:style-name="ce32" table:formula="of:=[.D38]+[.F38]" office:value-type="date" office:date-value="2016-10-03">
            <text:p>3.10.16</text:p>
          </table:table-cell>
          <table:table-cell table:style-name="ce36" office:value-type="float" office:value="2">
            <text:p>2</text:p>
          </table:table-cell>
          <table:table-cell table:style-name="ce39" office:value-type="percentage" office:value="0">
            <text:p>0%</text:p>
          </table:table-cell>
          <table:table-cell table:style-name="ce42" table:formula="of:=NETWORKDAYS([.D38];[.E38])" office:value-type="float" office:value="1">
            <text:p>1</text:p>
          </table:table-cell>
          <table:table-cell table:style-name="ce44" table:formula="of:=ROUNDDOWN([.G38]*[.F38];0)" office:value-type="float" office:value="0">
            <text:p>0</text:p>
          </table:table-cell>
          <table:table-cell table:style-name="ce42" table:formula="of:=[.F38]-[.I38]"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4.2</text:p>
          </table:table-cell>
          <table:table-cell table:style-name="ce14" office:value-type="string">
            <text:p>Templateanpassungen</text:p>
          </table:table-cell>
          <table:table-cell table:style-name="ce22" office:value-type="string">
            <text:p>Lukas</text:p>
          </table:table-cell>
          <table:table-cell table:style-name="ce26" office:value-type="date" office:date-value="2016-10-03">
            <text:p>3.10.16</text:p>
          </table:table-cell>
          <table:table-cell table:style-name="ce32" table:formula="of:=[.D39]+[.F39]" office:value-type="date" office:date-value="2016-10-10">
            <text:p>10.10.16</text:p>
          </table:table-cell>
          <table:table-cell table:style-name="ce36" office:value-type="float" office:value="7">
            <text:p>7</text:p>
          </table:table-cell>
          <table:table-cell table:style-name="ce39" office:value-type="percentage" office:value="0">
            <text:p>0%</text:p>
          </table:table-cell>
          <table:table-cell table:style-name="ce42" table:formula="of:=NETWORKDAYS([.D39];[.E39])" office:value-type="float" office:value="6">
            <text:p>6</text:p>
          </table:table-cell>
          <table:table-cell table:style-name="ce44" table:formula="of:=ROUNDDOWN([.G39]*[.F39];0)" office:value-type="float" office:value="0">
            <text:p>0</text:p>
          </table:table-cell>
          <table:table-cell table:style-name="ce42" table:formula="of:=[.F39]-[.I39]"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table:table-cell table:style-name="ce14"/>
          <table:table-cell table:style-name="ce22"/>
          <table:table-cell table:style-name="ce26"/>
          <table:table-cell table:style-name="ce32"/>
          <table:table-cell table:style-name="ce36"/>
          <table:table-cell table:style-name="ce39"/>
          <table:table-cell table:style-name="ce42"/>
          <table:table-cell table:style-name="ce44"/>
          <table:table-cell table:style-name="ce42"/>
          <table:table-cell table:style-name="ce52"/>
          <table:table-cell table:style-name="ce56" table:number-columns-repeated="238"/>
          <table:table-cell table:style-name="ce9" table:number-columns-repeated="7"/>
        </table:table-row>
        <table:table-row table:style-name="ro2" table:number-rows-repeated="2">
          <table:table-cell table:style-name="Default"/>
          <table:table-cell table:number-columns-repeated="226"/>
          <table:table-cell table:style-name="Default" table:number-columns-repeated="29"/>
        </table:table-row>
        <table:table-row table:style-name="ro2" table:number-rows-repeated="2">
          <table:table-cell table:style-name="ce9"/>
          <table:table-cell table:style-name="ce16" table:number-columns-repeated="226"/>
          <table:table-cell table:style-name="ce9" table:number-columns-repeated="29"/>
        </table:table-row>
        <table:table-row table:style-name="ro2">
          <table:table-cell table:style-name="ce9">
            <draw:custom-shape table:end-cell-address="GanttChart.FT76" table:end-x="0.084cm" table:end-y="0.095cm" draw:z-index="2" draw:style-name="gr3" draw:text-style-name="P3" svg:width="32.137cm" svg:height="14.012cm" svg:x="0.196cm" svg:y="0.029cm">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style-name="ce16" table:number-columns-repeated="226"/>
          <table:table-cell table:style-name="ce9" table:number-columns-repeated="29"/>
        </table:table-row>
        <table:table-row table:style-name="ro2" table:number-rows-repeated="3">
          <table:table-cell table:style-name="ce9"/>
          <table:table-cell table:style-name="ce16" table:number-columns-repeated="226"/>
          <table:table-cell table:style-name="ce9" table:number-columns-repeated="29"/>
        </table:table-row>
        <table:table-row table:style-name="ro2" table:number-rows-repeated="65504">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53"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35P0" style:volatile="true">
      <number:month/>
      <number:text>/</number:text>
      <number:day/>
    </number:date-style>
    <number:text-style style:name="N135">
      <number:text-content/>
      <style:map style:condition="value()&gt;=0" style:apply-style-name="N135P0"/>
    </number:text-style>
    <number:date-style style:name="N136">
      <number:month/>
      <number:text>/</number:text>
      <number:day number:style="long"/>
      <number:text>/</number:text>
      <number:year/>
    </number:date-style>
    <number:date-style style:name="N137">
      <number:month number:textual="true"/>
      <number:text>, </number:text>
      <number:year number:style="long"/>
    </number:date-style>
    <number:date-style style:name="N138">
      <number:month number:style="long" number:textual="true"/>
      <number:text>, </number:text>
      <number:year number:style="long"/>
    </number:date-style>
    <number:date-style style:name="N139">
      <number:month number:textual="true"/>
    </number:date-style>
    <number:date-style style:name="N140">
      <number:month number:textual="true"/>
      <number:text>, </number:text>
      <number:year/>
    </number:date-style>
    <number:number-style style:name="N141">
      <number:number number:decimal-places="7" number:min-integer-digits="1"/>
    </number:number-style>
    <number:number-style style:name="N142">
      <number:number number:decimal-places="6" number:min-integer-digits="1"/>
    </number:number-style>
    <number:number-style style:name="N143">
      <number:number number:decimal-places="5" number:min-integer-digits="1"/>
    </number:number-style>
    <number:number-style style:name="N144">
      <number:number number:decimal-places="4" number:min-integer-digits="1"/>
    </number:number-style>
    <number:number-style style:name="N145">
      <number:number number:decimal-places="3" number:min-integer-digits="1"/>
    </number:number-style>
    <number:date-style style:name="N146">
      <number:year number:style="long"/>
    </number:date-style>
    <number:time-style style:name="N147">
      <number:hours/>
      <number:text>:</number:text>
      <number:minutes number:style="long"/>
      <number:text>:</number:text>
      <number:seconds number:style="long"/>
      <number:text> </number:text>
      <number:am-pm/>
    </number:time-style>
    <number:number-style style:name="N148">
      <number:number number:decimal-places="1" number:min-integer-digits="1"/>
    </number:number-style>
    <number:date-style style:name="N149">
      <number:month number:textual="true"/>
      <number:text>-</number:text>
      <number:year number:style="long"/>
    </number:date-style>
    <number:date-style style:name="N150">
      <number:month/>
      <number:text> / </number:text>
      <number:day/>
      <number:text> / </number:text>
      <number:year/>
    </number:date-style>
    <number:date-style style:name="N151">
      <number:text>(</number:text>
      <number:day-of-week/>
      <number:text>)</number:text>
    </number:date-style>
    <number:date-style style:name="N152">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2.499cm" fo:margin-left="1.27cm" fo:margin-right="1.27cm" style:first-page-number="continue" style:scale-to-X="1" style:scale-to-Y="1" style:writing-mode="lr-tb"/>
      <style:header-style>
        <style:header-footer-properties fo:min-height="0.751cm" fo:margin-left="0.63cm" fo:margin-right="0.63cm" fo:margin-bottom="0cm"/>
      </style:header-style>
      <style:footer-style>
        <style:header-footer-properties fo:min-height="0.751cm" fo:margin-left="0.63cm" fo:margin-right="0.63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30">30.10.2015</text:date>, <text:time>08:11:18</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015_Classic_Edition$Unix OpenOffice.org_project/</meta:generator>
    <dc:title>Gantt Chart Template</dc:title>
    <dc:description>This &lt;a href="http://www.vertex42.com/ExcelTemplates/excel-gantt-chart.html"&gt;&lt;b&gt;Gantt Chart&lt;/b&gt;&lt;/a&gt; can be used to create timelines or schedules for managing projects. The chart uses conditional formatting to display the current day and the completion status of each task. ... &lt;a href="http://www.vertex42.com/ExcelTemplates/excel-gantt-chart.html"&gt;&lt;b&gt;more info&lt;/b&gt;&lt;/a&gt;.
&lt;br /&gt;More &lt;a href="http://www.vertex42.com/ExcelTemplates/excel-project-management.html"&gt;project management templates&lt;/a&gt; by Vertex42.com
&lt;br /&gt;</dc:description>
    <dc:subject>&lt;a href="http://www.vertex42.com/ExcelTemplates/"&gt;Spreadsheets&lt;/a&gt; by Vertex42.com</dc:subject>
    <meta:creation-date>2015-10-14T22:41:08</meta:creation-date>
    <meta:keyword>business</meta:keyword>
    <meta:keyword>project management</meta:keyword>
    <meta:keyword>project</meta:keyword>
    <meta:keyword>schedule</meta:keyword>
    <meta:keyword>timeline</meta:keyword>
    <meta:keyword>spreadsheet</meta:keyword>
    <meta:keyword>template</meta:keyword>
    <meta:editing-cycles>9</meta:editing-cycles>
    <meta:editing-duration>PT01H28M58S</meta:editing-duration>
    <dc:date>2015-10-30T08:11:18</dc:date>
    <meta:document-statistic meta:table-count="1" meta:cell-count="58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